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22in"/>
    </style:style>
    <style:style style:name="co3" style:family="table-column">
      <style:table-column-properties fo:break-before="auto" style:column-width="1.3102in"/>
    </style:style>
    <style:style style:name="co4" style:family="table-column">
      <style:table-column-properties fo:break-before="auto" style:column-width="1.1945in"/>
    </style:style>
    <style:style style:name="co5" style:family="table-column">
      <style:table-column-properties fo:break-before="auto" style:column-width="1.166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2" style:family="table-cell" style:parent-style-name="Default">
      <style:table-cell-properties fo:border="0.74pt solid #000000"/>
    </style:style>
    <style:style style:name="ce6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Pins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4" table:default-cell-style-name="ce8"/>
        <table:table-row table:style-name="ro1">
          <table:table-cell table:style-name="Default"/>
          <table:table-cell table:style-name="ce6" office:value-type="string" calcext:value-type="string">
            <text:p>Signal</text:p>
          </table:table-cell>
          <table:table-cell table:style-name="ce7" office:value-type="string" calcext:value-type="string">
            <text:p>Zynq</text:p>
          </table:table-cell>
          <table:table-cell table:style-name="ce7" office:value-type="string" calcext:value-type="string">
            <text:p>J3</text:p>
          </table:table-cell>
          <table:table-cell table:style-name="ce7" office:value-type="string" calcext:value-type="string">
            <text:p>J1 / J2</text:p>
          </table:table-cell>
          <table:table-cell table:style-name="ce7" office:value-type="string" calcext:value-type="string">
            <text:p>Channel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20">
            <text:p>Bus</text:p>
          </table:table-cell>
          <table:table-cell office:value-type="string" calcext:value-type="string">
            <text:p>Mark 0 In</text:p>
          </table:table-cell>
          <table:table-cell office:value-type="string" calcext:value-type="string">
            <text:p>H2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J1 – 1</text:p>
          </table:table-cell>
          <table:table-cell office:value-type="string" calcext:value-type="string">
            <text:p>Bus Out - J13</text:p>
          </table:table-cell>
        </table:table-row>
        <table:table-row table:style-name="ro1">
          <table:covered-table-cell/>
          <table:table-cell office:value-type="string" calcext:value-type="string">
            <text:p>Mark 0 Out</text:p>
          </table:table-cell>
          <table:table-cell office:value-type="string" calcext:value-type="string">
            <text:p>M1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J1 – 3</text:p>
          </table:table-cell>
          <table:table-cell office:value-type="string" calcext:value-type="string">
            <text:p>Bus Out - D13</text:p>
          </table:table-cell>
        </table:table-row>
        <table:table-row table:style-name="ro1">
          <table:covered-table-cell/>
          <table:table-cell office:value-type="string" calcext:value-type="string">
            <text:p>Bus In 7</text:p>
          </table:table-cell>
          <table:table-cell office:value-type="string" calcext:value-type="string">
            <text:p>G1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J1 – 5</text:p>
          </table:table-cell>
          <table:table-cell office:value-type="string" calcext:value-type="string">
            <text:p>Bus Out - G12</text:p>
          </table:table-cell>
        </table:table-row>
        <table:table-row table:style-name="ro1">
          <table:covered-table-cell/>
          <table:table-cell office:value-type="string" calcext:value-type="string">
            <text:p>Bus Out 7</text:p>
          </table:table-cell>
          <table:table-cell office:value-type="string" calcext:value-type="string">
            <text:p>L19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J1 – 7</text:p>
          </table:table-cell>
          <table:table-cell office:value-type="string" calcext:value-type="string">
            <text:p>Bus Out - B12</text:p>
          </table:table-cell>
        </table:table-row>
        <table:table-row table:style-name="ro1">
          <table:covered-table-cell/>
          <table:table-cell office:value-type="string" calcext:value-type="string">
            <text:p>Bus In 6</text:p>
          </table:table-cell>
          <table:table-cell office:value-type="string" calcext:value-type="string">
            <text:p>D1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J1 – 9</text:p>
          </table:table-cell>
          <table:table-cell office:value-type="string" calcext:value-type="string">
            <text:p>Bus Out - J11</text:p>
          </table:table-cell>
        </table:table-row>
        <table:table-row table:style-name="ro1">
          <table:covered-table-cell/>
          <table:table-cell office:value-type="string" calcext:value-type="string">
            <text:p>Bus Out 6</text:p>
          </table:table-cell>
          <table:table-cell office:value-type="string" calcext:value-type="string">
            <text:p>J18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J1 – 11</text:p>
          </table:table-cell>
          <table:table-cell office:value-type="string" calcext:value-type="string">
            <text:p>Bus Out - D11</text:p>
          </table:table-cell>
        </table:table-row>
        <table:table-row table:style-name="ro1">
          <table:covered-table-cell/>
          <table:table-cell office:value-type="string" calcext:value-type="string">
            <text:p>Bus In 5</text:p>
          </table:table-cell>
          <table:table-cell office:value-type="string" calcext:value-type="string">
            <text:p>D2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J1 – 13</text:p>
          </table:table-cell>
          <table:table-cell office:value-type="string" calcext:value-type="string">
            <text:p>Bus Out - G10</text:p>
          </table:table-cell>
        </table:table-row>
        <table:table-row table:style-name="ro1">
          <table:covered-table-cell/>
          <table:table-cell office:value-type="string" calcext:value-type="string">
            <text:p>Bus Out 5</text:p>
          </table:table-cell>
          <table:table-cell office:value-type="string" calcext:value-type="string">
            <text:p>G2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J1 – 15</text:p>
          </table:table-cell>
          <table:table-cell office:value-type="string" calcext:value-type="string">
            <text:p>Bus Out - B10</text:p>
          </table:table-cell>
        </table:table-row>
        <table:table-row table:style-name="ro1">
          <table:covered-table-cell/>
          <table:table-cell office:value-type="string" calcext:value-type="string">
            <text:p>Bus In 4</text:p>
          </table:table-cell>
          <table:table-cell office:value-type="string" calcext:value-type="string">
            <text:p>C2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J1 – 17</text:p>
          </table:table-cell>
          <table:table-cell office:value-type="string" calcext:value-type="string">
            <text:p>Bus Out - J9</text:p>
          </table:table-cell>
        </table:table-row>
        <table:table-row table:style-name="ro1">
          <table:covered-table-cell/>
          <table:table-cell office:value-type="string" calcext:value-type="string">
            <text:p>Bus Out 4</text:p>
          </table:table-cell>
          <table:table-cell office:value-type="string" calcext:value-type="string">
            <text:p>K1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J1 – 19</text:p>
          </table:table-cell>
          <table:table-cell office:value-type="string" calcext:value-type="string">
            <text:p>Bus Out - D9</text:p>
          </table:table-cell>
        </table:table-row>
        <table:table-row table:style-name="ro1">
          <table:covered-table-cell/>
          <table:table-cell office:value-type="string" calcext:value-type="string">
            <text:p>Bus In 3</text:p>
          </table:table-cell>
          <table:table-cell office:value-type="string" calcext:value-type="string">
            <text:p>H1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J1 – 21</text:p>
          </table:table-cell>
          <table:table-cell office:value-type="string" calcext:value-type="string">
            <text:p>Bus Out - G8</text:p>
          </table:table-cell>
        </table:table-row>
        <table:table-row table:style-name="ro1">
          <table:covered-table-cell/>
          <table:table-cell office:value-type="string" calcext:value-type="string">
            <text:p>Bus Out 3</text:p>
          </table:table-cell>
          <table:table-cell office:value-type="string" calcext:value-type="string">
            <text:p>F1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J1 – 23</text:p>
          </table:table-cell>
          <table:table-cell office:value-type="string" calcext:value-type="string">
            <text:p>Bus Out - B8</text:p>
          </table:table-cell>
        </table:table-row>
        <table:table-row table:style-name="ro1">
          <table:covered-table-cell/>
          <table:table-cell office:value-type="string" calcext:value-type="string">
            <text:p>Bus In 2</text:p>
          </table:table-cell>
          <table:table-cell office:value-type="string" calcext:value-type="string">
            <text:p>B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J1 – 25</text:p>
          </table:table-cell>
          <table:table-cell office:value-type="string" calcext:value-type="string">
            <text:p>Bus Out - J6</text:p>
          </table:table-cell>
        </table:table-row>
        <table:table-row table:style-name="ro1">
          <table:covered-table-cell/>
          <table:table-cell office:value-type="string" calcext:value-type="string">
            <text:p>Bus Out 2</text:p>
          </table:table-cell>
          <table:table-cell office:value-type="string" calcext:value-type="string">
            <text:p>E1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J1 – 27</text:p>
          </table:table-cell>
          <table:table-cell office:value-type="string" calcext:value-type="string">
            <text:p>Bus Out - D6</text:p>
          </table:table-cell>
        </table:table-row>
        <table:table-row table:style-name="ro1">
          <table:covered-table-cell/>
          <table:table-cell office:value-type="string" calcext:value-type="string">
            <text:p>Bus In 1</text:p>
          </table:table-cell>
          <table:table-cell office:value-type="string" calcext:value-type="string">
            <text:p>B1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J1 – 29</text:p>
          </table:table-cell>
          <table:table-cell office:value-type="string" calcext:value-type="string">
            <text:p>Bus Out - G5</text:p>
          </table:table-cell>
        </table:table-row>
        <table:table-row table:style-name="ro1">
          <table:covered-table-cell/>
          <table:table-cell office:value-type="string" calcext:value-type="string">
            <text:p>Bus Out 1</text:p>
          </table:table-cell>
          <table:table-cell office:value-type="string" calcext:value-type="string">
            <text:p>F2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J1 – 31</text:p>
          </table:table-cell>
          <table:table-cell office:value-type="string" calcext:value-type="string">
            <text:p>Bus Out - B5</text:p>
          </table:table-cell>
        </table:table-row>
        <table:table-row table:style-name="ro1">
          <table:covered-table-cell/>
          <table:table-cell office:value-type="string" calcext:value-type="string">
            <text:p>Bus In 0</text:p>
          </table:table-cell>
          <table:table-cell office:value-type="string" calcext:value-type="string">
            <text:p>H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1 – 33</text:p>
          </table:table-cell>
          <table:table-cell office:value-type="string" calcext:value-type="string">
            <text:p>Bus Out - J4</text:p>
          </table:table-cell>
        </table:table-row>
        <table:table-row table:style-name="ro1">
          <table:covered-table-cell/>
          <table:table-cell office:value-type="string" calcext:value-type="string">
            <text:p>Bus Out 0</text:p>
          </table:table-cell>
          <table:table-cell office:value-type="string" calcext:value-type="string">
            <text:p>D1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J1 – 35</text:p>
          </table:table-cell>
          <table:table-cell office:value-type="string" calcext:value-type="string">
            <text:p>Bus Out - D4</text:p>
          </table:table-cell>
        </table:table-row>
        <table:table-row table:style-name="ro1">
          <table:covered-table-cell/>
          <table:table-cell office:value-type="string" calcext:value-type="string">
            <text:p>Bus In P</text:p>
          </table:table-cell>
          <table:table-cell office:value-type="string" calcext:value-type="string">
            <text:p>A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1 – 37</text:p>
          </table:table-cell>
          <table:table-cell office:value-type="string" calcext:value-type="string">
            <text:p>Bus Out - G3</text:p>
          </table:table-cell>
        </table:table-row>
        <table:table-row table:style-name="ro1">
          <table:covered-table-cell/>
          <table:table-cell office:value-type="string" calcext:value-type="string">
            <text:p>Bus Out P</text:p>
          </table:table-cell>
          <table:table-cell office:value-type="string" calcext:value-type="string">
            <text:p>H1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J1 – 39</text:p>
          </table:table-cell>
          <table:table-cell office:value-type="string" calcext:value-type="string">
            <text:p>Bus Out - B3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19">
            <text:p>Tag</text:p>
          </table:table-cell>
          <table:table-cell office:value-type="string" calcext:value-type="string">
            <text:p>Operational Out</text:p>
          </table:table-cell>
          <table:table-cell office:value-type="string" calcext:value-type="string">
            <text:p>T1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J2 – 1</text:p>
          </table:table-cell>
          <table:table-cell office:value-type="string" calcext:value-type="string">
            <text:p>Tag Out - J13</text:p>
          </table:table-cell>
        </table:table-row>
        <table:table-row table:style-name="ro1">
          <table:covered-table-cell/>
          <table:table-cell office:value-type="string" calcext:value-type="string">
            <text:p>Service Out</text:p>
          </table:table-cell>
          <table:table-cell office:value-type="string" calcext:value-type="string">
            <text:p>U2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J2 – 3</text:p>
          </table:table-cell>
          <table:table-cell office:value-type="string" calcext:value-type="string">
            <text:p>Tag Out - D13</text:p>
          </table:table-cell>
        </table:table-row>
        <table:table-row table:style-name="ro1">
          <table:covered-table-cell/>
          <table:table-cell office:value-type="string" calcext:value-type="string">
            <text:p>Hold Out</text:p>
          </table:table-cell>
          <table:table-cell office:value-type="string" calcext:value-type="string">
            <text:p>V2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J2 – 5</text:p>
          </table:table-cell>
          <table:table-cell office:value-type="string" calcext:value-type="string">
            <text:p>Tag Out - G12</text:p>
          </table:table-cell>
        </table:table-row>
        <table:table-row table:style-name="ro1">
          <table:covered-table-cell/>
          <table:table-cell office:value-type="string" calcext:value-type="string">
            <text:p>Suppress Out</text:p>
          </table:table-cell>
          <table:table-cell office:value-type="string" calcext:value-type="string">
            <text:p>T2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J2 – 7</text:p>
          </table:table-cell>
          <table:table-cell office:value-type="string" calcext:value-type="string">
            <text:p>Tag Out - B12</text:p>
          </table:table-cell>
        </table:table-row>
        <table:table-row table:style-name="ro1">
          <table:covered-table-cell/>
          <table:table-cell office:value-type="string" calcext:value-type="string">
            <text:p>Disconnect In</text:p>
          </table:table-cell>
          <table:table-cell office:value-type="string" calcext:value-type="string">
            <text:p>N1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J2 – 9</text:p>
          </table:table-cell>
          <table:table-cell office:value-type="string" calcext:value-type="string">
            <text:p>Tag Out - J11</text:p>
          </table:table-cell>
        </table:table-row>
        <table:table-row table:style-name="ro1">
          <table:covered-table-cell/>
          <table:table-cell office:value-type="string" calcext:value-type="string">
            <text:p>Command Out</text:p>
          </table:table-cell>
          <table:table-cell office:value-type="string" calcext:value-type="string">
            <text:p>P19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J2 – 11</text:p>
          </table:table-cell>
          <table:table-cell office:value-type="string" calcext:value-type="string">
            <text:p>Tag Out - D11</text:p>
          </table:table-cell>
        </table:table-row>
        <table:table-row table:style-name="ro1">
          <table:covered-table-cell/>
          <table:table-cell office:value-type="string" calcext:value-type="string">
            <text:p>Data Out</text:p>
          </table:table-cell>
          <table:table-cell office:value-type="string" calcext:value-type="string">
            <text:p>R19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J2 – 13</text:p>
          </table:table-cell>
          <table:table-cell office:value-type="string" calcext:value-type="string">
            <text:p>Tag Out - G10</text:p>
          </table:table-cell>
        </table:table-row>
        <table:table-row table:style-name="ro1">
          <table:covered-table-cell/>
          <table:table-cell office:value-type="string" calcext:value-type="string">
            <text:p>Address Out</text:p>
          </table:table-cell>
          <table:table-cell office:value-type="string" calcext:value-type="string">
            <text:p>N20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J2 – 15</text:p>
          </table:table-cell>
          <table:table-cell office:value-type="string" calcext:value-type="string">
            <text:p>Tag Out - B10</text:p>
          </table:table-cell>
        </table:table-row>
        <table:table-row table:style-name="ro1">
          <table:covered-table-cell/>
          <table:table-cell office:value-type="string" calcext:value-type="string">
            <text:p>Select Out</text:p>
          </table:table-cell>
          <table:table-cell office:value-type="string" calcext:value-type="string">
            <text:p>P18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J2 – 19</text:p>
          </table:table-cell>
          <table:table-cell office:value-type="string" calcext:value-type="string">
            <text:p>Tag Out - D9</text:p>
          </table:table-cell>
        </table:table-row>
        <table:table-row table:style-name="ro1">
          <table:covered-table-cell/>
          <table:table-cell office:value-type="string" calcext:value-type="string">
            <text:p>Data In</text:p>
          </table:table-cell>
          <table:table-cell office:value-type="string" calcext:value-type="string">
            <text:p>R1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J2 – 21</text:p>
          </table:table-cell>
          <table:table-cell office:value-type="string" calcext:value-type="string">
            <text:p>Tag Out - G8</text:p>
          </table:table-cell>
        </table:table-row>
        <table:table-row table:style-name="ro1">
          <table:covered-table-cell/>
          <table:table-cell office:value-type="string" calcext:value-type="string">
            <text:p>Select In</text:p>
          </table:table-cell>
          <table:table-cell office:value-type="string" calcext:value-type="string">
            <text:p>P2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J2 – 23</text:p>
          </table:table-cell>
          <table:table-cell office:value-type="string" calcext:value-type="string">
            <text:p>Tag Out - B8</text:p>
          </table:table-cell>
        </table:table-row>
        <table:table-row table:style-name="ro1">
          <table:covered-table-cell/>
          <table:table-cell office:value-type="string" calcext:value-type="string">
            <text:p>Request In</text:p>
          </table:table-cell>
          <table:table-cell office:value-type="string" calcext:value-type="string">
            <text:p>M1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J2 – 25</text:p>
          </table:table-cell>
          <table:table-cell office:value-type="string" calcext:value-type="string">
            <text:p>Tag Out - J6</text:p>
          </table:table-cell>
        </table:table-row>
        <table:table-row table:style-name="ro1">
          <table:covered-table-cell/>
          <table:table-cell office:value-type="string" calcext:value-type="string">
            <text:p>Service In</text:p>
          </table:table-cell>
          <table:table-cell office:value-type="string" calcext:value-type="string">
            <text:p>L1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J2 – 27</text:p>
          </table:table-cell>
          <table:table-cell office:value-type="string" calcext:value-type="string">
            <text:p>Tag Out - D6</text:p>
          </table:table-cell>
        </table:table-row>
        <table:table-row table:style-name="ro1">
          <table:covered-table-cell/>
          <table:table-cell office:value-type="string" calcext:value-type="string">
            <text:p>Metering In</text:p>
          </table:table-cell>
          <table:table-cell office:value-type="string" calcext:value-type="string">
            <text:p>J2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J2 – 29</text:p>
          </table:table-cell>
          <table:table-cell office:value-type="string" calcext:value-type="string">
            <text:p>Tag Out - G5</text:p>
          </table:table-cell>
        </table:table-row>
        <table:table-row table:style-name="ro1">
          <table:covered-table-cell/>
          <table:table-cell office:value-type="string" calcext:value-type="string">
            <text:p>Address In</text:p>
          </table:table-cell>
          <table:table-cell office:value-type="string" calcext:value-type="string">
            <text:p>K19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J2 – 31</text:p>
          </table:table-cell>
          <table:table-cell office:value-type="string" calcext:value-type="string">
            <text:p>Tag Out - B5</text:p>
          </table:table-cell>
        </table:table-row>
        <table:table-row table:style-name="ro1">
          <table:covered-table-cell/>
          <table:table-cell office:value-type="string" calcext:value-type="string">
            <text:p>Metering Out</text:p>
          </table:table-cell>
          <table:table-cell office:value-type="string" calcext:value-type="string">
            <text:p>M19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J2 – 33</text:p>
          </table:table-cell>
          <table:table-cell office:value-type="string" calcext:value-type="string">
            <text:p>Tag Out - J4</text:p>
          </table:table-cell>
        </table:table-row>
        <table:table-row table:style-name="ro1">
          <table:covered-table-cell/>
          <table:table-cell office:value-type="string" calcext:value-type="string">
            <text:p>Status In</text:p>
          </table:table-cell>
          <table:table-cell office:value-type="string" calcext:value-type="string">
            <text:p>J1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J2 – 35</text:p>
          </table:table-cell>
          <table:table-cell office:value-type="string" calcext:value-type="string">
            <text:p>Tag Out - D4</text:p>
          </table:table-cell>
        </table:table-row>
        <table:table-row table:style-name="ro1">
          <table:covered-table-cell/>
          <table:table-cell office:value-type="string" calcext:value-type="string">
            <text:p>Clock Out</text:p>
          </table:table-cell>
          <table:table-cell office:value-type="string" calcext:value-type="string">
            <text:p>L2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J2 – 37</text:p>
          </table:table-cell>
          <table:table-cell office:value-type="string" calcext:value-type="string">
            <text:p>Tag Out - G3</text:p>
          </table:table-cell>
        </table:table-row>
        <table:table-row table:style-name="ro1">
          <table:covered-table-cell/>
          <table:table-cell office:value-type="string" calcext:value-type="string">
            <text:p>Operational In</text:p>
          </table:table-cell>
          <table:table-cell office:value-type="string" calcext:value-type="string">
            <text:p>K1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J2 – 39</text:p>
          </table:table-cell>
          <table:table-cell office:value-type="string" calcext:value-type="string">
            <text:p>Tag Out - B3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3">
            <text:p>Other</text:p>
          </table:table-cell>
          <table:table-cell office:value-type="string" calcext:value-type="string">
            <text:p>Enable</text:p>
          </table:table-cell>
          <table:table-cell office:value-type="string" calcext:value-type="string">
            <text:p>U19</text:p>
          </table:table-cell>
          <table:table-cell office:value-type="float" office:value="51" calcext:value-type="float">
            <text:p>51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GPIO 0</text:p>
          </table:table-cell>
          <table:table-cell office:value-type="string" calcext:value-type="string">
            <text:p>L17</text:p>
          </table:table-cell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GPIO 1</text:p>
          </table:table-cell>
          <table:table-cell office:value-type="string" calcext:value-type="string">
            <text:p>M20</text:p>
          </table:table-cell>
          <table:table-cell office:value-type="float" office:value="34" calcext:value-type="float">
            <text:p>34</text:p>
          </table:table-cell>
          <table:table-cell table:number-columns-repeated="2"/>
        </table:table-row>
      </table:table>
      <table:table table:name="XDC" table:style-name="ta1">
        <table:table-column table:style-name="co2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Signal</text:p>
          </table:table-cell>
          <table:table-cell office:value-type="string" calcext:value-type="string">
            <text:p>Zynq</text:p>
          </table:table-cell>
          <table:table-cell office:value-type="string" calcext:value-type="string">
            <text:p>Verilog Name 1</text:p>
          </table:table-cell>
          <table:table-cell office:value-type="string" calcext:value-type="string">
            <text:p>Verilog Name 2</text:p>
          </table:table-cell>
          <table:table-cell office:value-type="string" calcext:value-type="string">
            <text:p>Verilog Name 3</text:p>
          </table:table-cell>
          <table:table-cell office:value-type="string" calcext:value-type="string">
            <text:p>XDC</text:p>
          </table:table-cell>
        </table:table-row>
        <table:table-row table:style-name="ro1">
          <table:table-cell table:formula="of:=[$Pins.B2]" office:value-type="string" office:string-value="Mark 0 In" calcext:value-type="string">
            <text:p>Mark 0 In</text:p>
          </table:table-cell>
          <table:table-cell table:formula="of:=[$Pins.C2]" office:value-type="string" office:string-value="H20" calcext:value-type="string">
            <text:p>H20</text:p>
          </table:table-cell>
          <table:table-cell table:formula="of:=SUBSTITUTE(LOWER([.A2]);&quot; &quot;; &quot;_&quot;)" office:value-type="string" office:string-value="mark_0_in" calcext:value-type="string">
            <text:p>mark_0_in</text:p>
          </table:table-cell>
          <table:table-cell table:formula="of:=IF(ISNUMBER(FIND(&quot;bus_in_&quot;;[.C2]));COM.MICROSOFT.CONCAT(&quot;bus_in[&quot;; RIGHT([.C2];1); &quot;]&quot;);IF(ISNUMBER(FIND(&quot;bus_out_&quot;;[.C2]));COM.MICROSOFT.CONCAT(&quot;bus_out[&quot;;RIGHT([.C2];1);&quot;]&quot;);[.C2]))" office:value-type="string" office:string-value="mark_0_in" calcext:value-type="string">
            <text:p>mark_0_in</text:p>
          </table:table-cell>
          <table:table-cell table:formula="of:=SUBSTITUTE([.D2];&quot;[p]&quot;;&quot;_parity&quot;)" office:value-type="string" office:string-value="mark_0_in" calcext:value-type="string">
            <text:p>mark_0_in</text:p>
          </table:table-cell>
          <table:table-cell table:formula="of:=COM.MICROSOFT.CONCAT(&quot;set_property -dict { PACKAGE_PIN &quot;;[.B2];&quot; IOSTANDARD LVCMOS33 } [get_ports { &quot;;[.E2];&quot; }] # &quot;;[.A2])" office:value-type="string" office:string-value="set_property -dict { PACKAGE_PIN H20 IOSTANDARD LVCMOS33 } [get_ports { mark_0_in }] # Mark 0 In" calcext:value-type="string">
            <text:p>set_property -dict { PACKAGE_PIN H20 IOSTANDARD LVCMOS33 } [get_ports { mark_0_in }] # Mark 0 In</text:p>
          </table:table-cell>
        </table:table-row>
        <table:table-row table:style-name="ro1">
          <table:table-cell table:formula="of:=[$Pins.B3]" office:value-type="string" office:string-value="Mark 0 Out" calcext:value-type="string">
            <text:p>Mark 0 Out</text:p>
          </table:table-cell>
          <table:table-cell table:formula="of:=[$Pins.C3]" office:value-type="string" office:string-value="M18" calcext:value-type="string">
            <text:p>M18</text:p>
          </table:table-cell>
          <table:table-cell table:formula="of:=SUBSTITUTE(LOWER([.A3]);&quot; &quot;; &quot;_&quot;)" office:value-type="string" office:string-value="mark_0_out" calcext:value-type="string">
            <text:p>mark_0_out</text:p>
          </table:table-cell>
          <table:table-cell table:formula="of:=IF(ISNUMBER(FIND(&quot;bus_in_&quot;;[.C3]));COM.MICROSOFT.CONCAT(&quot;bus_in[&quot;; RIGHT([.C3];1); &quot;]&quot;);IF(ISNUMBER(FIND(&quot;bus_out_&quot;;[.C3]));COM.MICROSOFT.CONCAT(&quot;bus_out[&quot;;RIGHT([.C3];1);&quot;]&quot;);[.C3]))" office:value-type="string" office:string-value="mark_0_out" calcext:value-type="string">
            <text:p>mark_0_out</text:p>
          </table:table-cell>
          <table:table-cell table:formula="of:=SUBSTITUTE([.D3];&quot;[p]&quot;;&quot;_parity&quot;)" office:value-type="string" office:string-value="mark_0_out" calcext:value-type="string">
            <text:p>mark_0_out</text:p>
          </table:table-cell>
          <table:table-cell table:formula="of:=COM.MICROSOFT.CONCAT(&quot;set_property -dict { PACKAGE_PIN &quot;;[.B3];&quot; IOSTANDARD LVCMOS33 } [get_ports { &quot;;[.E3];&quot; }] # &quot;;[.A3])" office:value-type="string" office:string-value="set_property -dict { PACKAGE_PIN M18 IOSTANDARD LVCMOS33 } [get_ports { mark_0_out }] # Mark 0 Out" calcext:value-type="string">
            <text:p>set_property -dict { PACKAGE_PIN M18 IOSTANDARD LVCMOS33 } [get_ports { mark_0_out }] # Mark 0 Out</text:p>
          </table:table-cell>
        </table:table-row>
        <table:table-row table:style-name="ro1">
          <table:table-cell table:formula="of:=[$Pins.B4]" office:value-type="string" office:string-value="Bus In 7" calcext:value-type="string">
            <text:p>Bus In 7</text:p>
          </table:table-cell>
          <table:table-cell table:formula="of:=[$Pins.C4]" office:value-type="string" office:string-value="G19" calcext:value-type="string">
            <text:p>G19</text:p>
          </table:table-cell>
          <table:table-cell table:formula="of:=SUBSTITUTE(LOWER([.A4]);&quot; &quot;; &quot;_&quot;)" office:value-type="string" office:string-value="bus_in_7" calcext:value-type="string">
            <text:p>bus_in_7</text:p>
          </table:table-cell>
          <table:table-cell table:formula="of:=IF(ISNUMBER(FIND(&quot;bus_in_&quot;;[.C4]));COM.MICROSOFT.CONCAT(&quot;bus_in[&quot;; RIGHT([.C4];1); &quot;]&quot;);IF(ISNUMBER(FIND(&quot;bus_out_&quot;;[.C4]));COM.MICROSOFT.CONCAT(&quot;bus_out[&quot;;RIGHT([.C4];1);&quot;]&quot;);[.C4]))" office:value-type="string" office:string-value="bus_in[7]" calcext:value-type="string">
            <text:p>bus_in[7]</text:p>
          </table:table-cell>
          <table:table-cell table:formula="of:=SUBSTITUTE([.D4];&quot;[p]&quot;;&quot;_parity&quot;)" office:value-type="string" office:string-value="bus_in[7]" calcext:value-type="string">
            <text:p>bus_in[7]</text:p>
          </table:table-cell>
          <table:table-cell table:formula="of:=COM.MICROSOFT.CONCAT(&quot;set_property -dict { PACKAGE_PIN &quot;;[.B4];&quot; IOSTANDARD LVCMOS33 } [get_ports { &quot;;[.E4];&quot; }] # &quot;;[.A4])" office:value-type="string" office:string-value="set_property -dict { PACKAGE_PIN G19 IOSTANDARD LVCMOS33 } [get_ports { bus_in[7] }] # Bus In 7" calcext:value-type="string">
            <text:p>set_property -dict { PACKAGE_PIN G19 IOSTANDARD LVCMOS33 } [get_ports { bus_in[7] }] # Bus In 7</text:p>
          </table:table-cell>
        </table:table-row>
        <table:table-row table:style-name="ro1">
          <table:table-cell table:formula="of:=[$Pins.B5]" office:value-type="string" office:string-value="Bus Out 7" calcext:value-type="string">
            <text:p>Bus Out 7</text:p>
          </table:table-cell>
          <table:table-cell table:formula="of:=[$Pins.C5]" office:value-type="string" office:string-value="L19" calcext:value-type="string">
            <text:p>L19</text:p>
          </table:table-cell>
          <table:table-cell table:formula="of:=SUBSTITUTE(LOWER([.A5]);&quot; &quot;; &quot;_&quot;)" office:value-type="string" office:string-value="bus_out_7" calcext:value-type="string">
            <text:p>bus_out_7</text:p>
          </table:table-cell>
          <table:table-cell table:formula="of:=IF(ISNUMBER(FIND(&quot;bus_in_&quot;;[.C5]));COM.MICROSOFT.CONCAT(&quot;bus_in[&quot;; RIGHT([.C5];1); &quot;]&quot;);IF(ISNUMBER(FIND(&quot;bus_out_&quot;;[.C5]));COM.MICROSOFT.CONCAT(&quot;bus_out[&quot;;RIGHT([.C5];1);&quot;]&quot;);[.C5]))" office:value-type="string" office:string-value="bus_out[7]" calcext:value-type="string">
            <text:p>bus_out[7]</text:p>
          </table:table-cell>
          <table:table-cell table:formula="of:=SUBSTITUTE([.D5];&quot;[p]&quot;;&quot;_parity&quot;)" office:value-type="string" office:string-value="bus_out[7]" calcext:value-type="string">
            <text:p>bus_out[7]</text:p>
          </table:table-cell>
          <table:table-cell table:formula="of:=COM.MICROSOFT.CONCAT(&quot;set_property -dict { PACKAGE_PIN &quot;;[.B5];&quot; IOSTANDARD LVCMOS33 } [get_ports { &quot;;[.E5];&quot; }] # &quot;;[.A5])" office:value-type="string" office:string-value="set_property -dict { PACKAGE_PIN L19 IOSTANDARD LVCMOS33 } [get_ports { bus_out[7] }] # Bus Out 7" calcext:value-type="string">
            <text:p>set_property -dict { PACKAGE_PIN L19 IOSTANDARD LVCMOS33 } [get_ports { bus_out[7] }] # Bus Out 7</text:p>
          </table:table-cell>
        </table:table-row>
        <table:table-row table:style-name="ro1">
          <table:table-cell table:formula="of:=[$Pins.B6]" office:value-type="string" office:string-value="Bus In 6" calcext:value-type="string">
            <text:p>Bus In 6</text:p>
          </table:table-cell>
          <table:table-cell table:formula="of:=[$Pins.C6]" office:value-type="string" office:string-value="D18" calcext:value-type="string">
            <text:p>D18</text:p>
          </table:table-cell>
          <table:table-cell table:formula="of:=SUBSTITUTE(LOWER([.A6]);&quot; &quot;; &quot;_&quot;)" office:value-type="string" office:string-value="bus_in_6" calcext:value-type="string">
            <text:p>bus_in_6</text:p>
          </table:table-cell>
          <table:table-cell table:formula="of:=IF(ISNUMBER(FIND(&quot;bus_in_&quot;;[.C6]));COM.MICROSOFT.CONCAT(&quot;bus_in[&quot;; RIGHT([.C6];1); &quot;]&quot;);IF(ISNUMBER(FIND(&quot;bus_out_&quot;;[.C6]));COM.MICROSOFT.CONCAT(&quot;bus_out[&quot;;RIGHT([.C6];1);&quot;]&quot;);[.C6]))" office:value-type="string" office:string-value="bus_in[6]" calcext:value-type="string">
            <text:p>bus_in[6]</text:p>
          </table:table-cell>
          <table:table-cell table:formula="of:=SUBSTITUTE([.D6];&quot;[p]&quot;;&quot;_parity&quot;)" office:value-type="string" office:string-value="bus_in[6]" calcext:value-type="string">
            <text:p>bus_in[6]</text:p>
          </table:table-cell>
          <table:table-cell table:formula="of:=COM.MICROSOFT.CONCAT(&quot;set_property -dict { PACKAGE_PIN &quot;;[.B6];&quot; IOSTANDARD LVCMOS33 } [get_ports { &quot;;[.E6];&quot; }] # &quot;;[.A6])" office:value-type="string" office:string-value="set_property -dict { PACKAGE_PIN D18 IOSTANDARD LVCMOS33 } [get_ports { bus_in[6] }] # Bus In 6" calcext:value-type="string">
            <text:p>set_property -dict { PACKAGE_PIN D18 IOSTANDARD LVCMOS33 } [get_ports { bus_in[6] }] # Bus In 6</text:p>
          </table:table-cell>
        </table:table-row>
        <table:table-row table:style-name="ro1">
          <table:table-cell table:formula="of:=[$Pins.B7]" office:value-type="string" office:string-value="Bus Out 6" calcext:value-type="string">
            <text:p>Bus Out 6</text:p>
          </table:table-cell>
          <table:table-cell table:formula="of:=[$Pins.C7]" office:value-type="string" office:string-value="J18" calcext:value-type="string">
            <text:p>J18</text:p>
          </table:table-cell>
          <table:table-cell table:formula="of:=SUBSTITUTE(LOWER([.A7]);&quot; &quot;; &quot;_&quot;)" office:value-type="string" office:string-value="bus_out_6" calcext:value-type="string">
            <text:p>bus_out_6</text:p>
          </table:table-cell>
          <table:table-cell table:formula="of:=IF(ISNUMBER(FIND(&quot;bus_in_&quot;;[.C7]));COM.MICROSOFT.CONCAT(&quot;bus_in[&quot;; RIGHT([.C7];1); &quot;]&quot;);IF(ISNUMBER(FIND(&quot;bus_out_&quot;;[.C7]));COM.MICROSOFT.CONCAT(&quot;bus_out[&quot;;RIGHT([.C7];1);&quot;]&quot;);[.C7]))" office:value-type="string" office:string-value="bus_out[6]" calcext:value-type="string">
            <text:p>bus_out[6]</text:p>
          </table:table-cell>
          <table:table-cell table:formula="of:=SUBSTITUTE([.D7];&quot;[p]&quot;;&quot;_parity&quot;)" office:value-type="string" office:string-value="bus_out[6]" calcext:value-type="string">
            <text:p>bus_out[6]</text:p>
          </table:table-cell>
          <table:table-cell table:formula="of:=COM.MICROSOFT.CONCAT(&quot;set_property -dict { PACKAGE_PIN &quot;;[.B7];&quot; IOSTANDARD LVCMOS33 } [get_ports { &quot;;[.E7];&quot; }] # &quot;;[.A7])" office:value-type="string" office:string-value="set_property -dict { PACKAGE_PIN J18 IOSTANDARD LVCMOS33 } [get_ports { bus_out[6] }] # Bus Out 6" calcext:value-type="string">
            <text:p>set_property -dict { PACKAGE_PIN J18 IOSTANDARD LVCMOS33 } [get_ports { bus_out[6] }] # Bus Out 6</text:p>
          </table:table-cell>
        </table:table-row>
        <table:table-row table:style-name="ro1">
          <table:table-cell table:formula="of:=[$Pins.B8]" office:value-type="string" office:string-value="Bus In 5" calcext:value-type="string">
            <text:p>Bus In 5</text:p>
          </table:table-cell>
          <table:table-cell table:formula="of:=[$Pins.C8]" office:value-type="string" office:string-value="D20" calcext:value-type="string">
            <text:p>D20</text:p>
          </table:table-cell>
          <table:table-cell table:formula="of:=SUBSTITUTE(LOWER([.A8]);&quot; &quot;; &quot;_&quot;)" office:value-type="string" office:string-value="bus_in_5" calcext:value-type="string">
            <text:p>bus_in_5</text:p>
          </table:table-cell>
          <table:table-cell table:formula="of:=IF(ISNUMBER(FIND(&quot;bus_in_&quot;;[.C8]));COM.MICROSOFT.CONCAT(&quot;bus_in[&quot;; RIGHT([.C8];1); &quot;]&quot;);IF(ISNUMBER(FIND(&quot;bus_out_&quot;;[.C8]));COM.MICROSOFT.CONCAT(&quot;bus_out[&quot;;RIGHT([.C8];1);&quot;]&quot;);[.C8]))" office:value-type="string" office:string-value="bus_in[5]" calcext:value-type="string">
            <text:p>bus_in[5]</text:p>
          </table:table-cell>
          <table:table-cell table:formula="of:=SUBSTITUTE([.D8];&quot;[p]&quot;;&quot;_parity&quot;)" office:value-type="string" office:string-value="bus_in[5]" calcext:value-type="string">
            <text:p>bus_in[5]</text:p>
          </table:table-cell>
          <table:table-cell table:formula="of:=COM.MICROSOFT.CONCAT(&quot;set_property -dict { PACKAGE_PIN &quot;;[.B8];&quot; IOSTANDARD LVCMOS33 } [get_ports { &quot;;[.E8];&quot; }] # &quot;;[.A8])" office:value-type="string" office:string-value="set_property -dict { PACKAGE_PIN D20 IOSTANDARD LVCMOS33 } [get_ports { bus_in[5] }] # Bus In 5" calcext:value-type="string">
            <text:p>set_property -dict { PACKAGE_PIN D20 IOSTANDARD LVCMOS33 } [get_ports { bus_in[5] }] # Bus In 5</text:p>
          </table:table-cell>
        </table:table-row>
        <table:table-row table:style-name="ro1">
          <table:table-cell table:formula="of:=[$Pins.B9]" office:value-type="string" office:string-value="Bus Out 5" calcext:value-type="string">
            <text:p>Bus Out 5</text:p>
          </table:table-cell>
          <table:table-cell table:formula="of:=[$Pins.C9]" office:value-type="string" office:string-value="G20" calcext:value-type="string">
            <text:p>G20</text:p>
          </table:table-cell>
          <table:table-cell table:formula="of:=SUBSTITUTE(LOWER([.A9]);&quot; &quot;; &quot;_&quot;)" office:value-type="string" office:string-value="bus_out_5" calcext:value-type="string">
            <text:p>bus_out_5</text:p>
          </table:table-cell>
          <table:table-cell table:formula="of:=IF(ISNUMBER(FIND(&quot;bus_in_&quot;;[.C9]));COM.MICROSOFT.CONCAT(&quot;bus_in[&quot;; RIGHT([.C9];1); &quot;]&quot;);IF(ISNUMBER(FIND(&quot;bus_out_&quot;;[.C9]));COM.MICROSOFT.CONCAT(&quot;bus_out[&quot;;RIGHT([.C9];1);&quot;]&quot;);[.C9]))" office:value-type="string" office:string-value="bus_out[5]" calcext:value-type="string">
            <text:p>bus_out[5]</text:p>
          </table:table-cell>
          <table:table-cell table:formula="of:=SUBSTITUTE([.D9];&quot;[p]&quot;;&quot;_parity&quot;)" office:value-type="string" office:string-value="bus_out[5]" calcext:value-type="string">
            <text:p>bus_out[5]</text:p>
          </table:table-cell>
          <table:table-cell table:formula="of:=COM.MICROSOFT.CONCAT(&quot;set_property -dict { PACKAGE_PIN &quot;;[.B9];&quot; IOSTANDARD LVCMOS33 } [get_ports { &quot;;[.E9];&quot; }] # &quot;;[.A9])" office:value-type="string" office:string-value="set_property -dict { PACKAGE_PIN G20 IOSTANDARD LVCMOS33 } [get_ports { bus_out[5] }] # Bus Out 5" calcext:value-type="string">
            <text:p>set_property -dict { PACKAGE_PIN G20 IOSTANDARD LVCMOS33 } [get_ports { bus_out[5] }] # Bus Out 5</text:p>
          </table:table-cell>
        </table:table-row>
        <table:table-row table:style-name="ro1">
          <table:table-cell table:formula="of:=[$Pins.B10]" office:value-type="string" office:string-value="Bus In 4" calcext:value-type="string">
            <text:p>Bus In 4</text:p>
          </table:table-cell>
          <table:table-cell table:formula="of:=[$Pins.C10]" office:value-type="string" office:string-value="C20" calcext:value-type="string">
            <text:p>C20</text:p>
          </table:table-cell>
          <table:table-cell table:formula="of:=SUBSTITUTE(LOWER([.A10]);&quot; &quot;; &quot;_&quot;)" office:value-type="string" office:string-value="bus_in_4" calcext:value-type="string">
            <text:p>bus_in_4</text:p>
          </table:table-cell>
          <table:table-cell table:formula="of:=IF(ISNUMBER(FIND(&quot;bus_in_&quot;;[.C10]));COM.MICROSOFT.CONCAT(&quot;bus_in[&quot;; RIGHT([.C10];1); &quot;]&quot;);IF(ISNUMBER(FIND(&quot;bus_out_&quot;;[.C10]));COM.MICROSOFT.CONCAT(&quot;bus_out[&quot;;RIGHT([.C10];1);&quot;]&quot;);[.C10]))" office:value-type="string" office:string-value="bus_in[4]" calcext:value-type="string">
            <text:p>bus_in[4]</text:p>
          </table:table-cell>
          <table:table-cell table:formula="of:=SUBSTITUTE([.D10];&quot;[p]&quot;;&quot;_parity&quot;)" office:value-type="string" office:string-value="bus_in[4]" calcext:value-type="string">
            <text:p>bus_in[4]</text:p>
          </table:table-cell>
          <table:table-cell table:formula="of:=COM.MICROSOFT.CONCAT(&quot;set_property -dict { PACKAGE_PIN &quot;;[.B10];&quot; IOSTANDARD LVCMOS33 } [get_ports { &quot;;[.E10];&quot; }] # &quot;;[.A10])" office:value-type="string" office:string-value="set_property -dict { PACKAGE_PIN C20 IOSTANDARD LVCMOS33 } [get_ports { bus_in[4] }] # Bus In 4" calcext:value-type="string">
            <text:p>set_property -dict { PACKAGE_PIN C20 IOSTANDARD LVCMOS33 } [get_ports { bus_in[4] }] # Bus In 4</text:p>
          </table:table-cell>
        </table:table-row>
        <table:table-row table:style-name="ro1">
          <table:table-cell table:formula="of:=[$Pins.B11]" office:value-type="string" office:string-value="Bus Out 4" calcext:value-type="string">
            <text:p>Bus Out 4</text:p>
          </table:table-cell>
          <table:table-cell table:formula="of:=[$Pins.C11]" office:value-type="string" office:string-value="K17" calcext:value-type="string">
            <text:p>K17</text:p>
          </table:table-cell>
          <table:table-cell table:formula="of:=SUBSTITUTE(LOWER([.A11]);&quot; &quot;; &quot;_&quot;)" office:value-type="string" office:string-value="bus_out_4" calcext:value-type="string">
            <text:p>bus_out_4</text:p>
          </table:table-cell>
          <table:table-cell table:formula="of:=IF(ISNUMBER(FIND(&quot;bus_in_&quot;;[.C11]));COM.MICROSOFT.CONCAT(&quot;bus_in[&quot;; RIGHT([.C11];1); &quot;]&quot;);IF(ISNUMBER(FIND(&quot;bus_out_&quot;;[.C11]));COM.MICROSOFT.CONCAT(&quot;bus_out[&quot;;RIGHT([.C11];1);&quot;]&quot;);[.C11]))" office:value-type="string" office:string-value="bus_out[4]" calcext:value-type="string">
            <text:p>bus_out[4]</text:p>
          </table:table-cell>
          <table:table-cell table:formula="of:=SUBSTITUTE([.D11];&quot;[p]&quot;;&quot;_parity&quot;)" office:value-type="string" office:string-value="bus_out[4]" calcext:value-type="string">
            <text:p>bus_out[4]</text:p>
          </table:table-cell>
          <table:table-cell table:formula="of:=COM.MICROSOFT.CONCAT(&quot;set_property -dict { PACKAGE_PIN &quot;;[.B11];&quot; IOSTANDARD LVCMOS33 } [get_ports { &quot;;[.E11];&quot; }] # &quot;;[.A11])" office:value-type="string" office:string-value="set_property -dict { PACKAGE_PIN K17 IOSTANDARD LVCMOS33 } [get_ports { bus_out[4] }] # Bus Out 4" calcext:value-type="string">
            <text:p>set_property -dict { PACKAGE_PIN K17 IOSTANDARD LVCMOS33 } [get_ports { bus_out[4] }] # Bus Out 4</text:p>
          </table:table-cell>
        </table:table-row>
        <table:table-row table:style-name="ro1">
          <table:table-cell table:formula="of:=[$Pins.B12]" office:value-type="string" office:string-value="Bus In 3" calcext:value-type="string">
            <text:p>Bus In 3</text:p>
          </table:table-cell>
          <table:table-cell table:formula="of:=[$Pins.C12]" office:value-type="string" office:string-value="H17" calcext:value-type="string">
            <text:p>H17</text:p>
          </table:table-cell>
          <table:table-cell table:formula="of:=SUBSTITUTE(LOWER([.A12]);&quot; &quot;; &quot;_&quot;)" office:value-type="string" office:string-value="bus_in_3" calcext:value-type="string">
            <text:p>bus_in_3</text:p>
          </table:table-cell>
          <table:table-cell table:formula="of:=IF(ISNUMBER(FIND(&quot;bus_in_&quot;;[.C12]));COM.MICROSOFT.CONCAT(&quot;bus_in[&quot;; RIGHT([.C12];1); &quot;]&quot;);IF(ISNUMBER(FIND(&quot;bus_out_&quot;;[.C12]));COM.MICROSOFT.CONCAT(&quot;bus_out[&quot;;RIGHT([.C12];1);&quot;]&quot;);[.C12]))" office:value-type="string" office:string-value="bus_in[3]" calcext:value-type="string">
            <text:p>bus_in[3]</text:p>
          </table:table-cell>
          <table:table-cell table:formula="of:=SUBSTITUTE([.D12];&quot;[p]&quot;;&quot;_parity&quot;)" office:value-type="string" office:string-value="bus_in[3]" calcext:value-type="string">
            <text:p>bus_in[3]</text:p>
          </table:table-cell>
          <table:table-cell table:formula="of:=COM.MICROSOFT.CONCAT(&quot;set_property -dict { PACKAGE_PIN &quot;;[.B12];&quot; IOSTANDARD LVCMOS33 } [get_ports { &quot;;[.E12];&quot; }] # &quot;;[.A12])" office:value-type="string" office:string-value="set_property -dict { PACKAGE_PIN H17 IOSTANDARD LVCMOS33 } [get_ports { bus_in[3] }] # Bus In 3" calcext:value-type="string">
            <text:p>set_property -dict { PACKAGE_PIN H17 IOSTANDARD LVCMOS33 } [get_ports { bus_in[3] }] # Bus In 3</text:p>
          </table:table-cell>
        </table:table-row>
        <table:table-row table:style-name="ro1">
          <table:table-cell table:formula="of:=[$Pins.B13]" office:value-type="string" office:string-value="Bus Out 3" calcext:value-type="string">
            <text:p>Bus Out 3</text:p>
          </table:table-cell>
          <table:table-cell table:formula="of:=[$Pins.C13]" office:value-type="string" office:string-value="F19" calcext:value-type="string">
            <text:p>F19</text:p>
          </table:table-cell>
          <table:table-cell table:formula="of:=SUBSTITUTE(LOWER([.A13]);&quot; &quot;; &quot;_&quot;)" office:value-type="string" office:string-value="bus_out_3" calcext:value-type="string">
            <text:p>bus_out_3</text:p>
          </table:table-cell>
          <table:table-cell table:formula="of:=IF(ISNUMBER(FIND(&quot;bus_in_&quot;;[.C13]));COM.MICROSOFT.CONCAT(&quot;bus_in[&quot;; RIGHT([.C13];1); &quot;]&quot;);IF(ISNUMBER(FIND(&quot;bus_out_&quot;;[.C13]));COM.MICROSOFT.CONCAT(&quot;bus_out[&quot;;RIGHT([.C13];1);&quot;]&quot;);[.C13]))" office:value-type="string" office:string-value="bus_out[3]" calcext:value-type="string">
            <text:p>bus_out[3]</text:p>
          </table:table-cell>
          <table:table-cell table:formula="of:=SUBSTITUTE([.D13];&quot;[p]&quot;;&quot;_parity&quot;)" office:value-type="string" office:string-value="bus_out[3]" calcext:value-type="string">
            <text:p>bus_out[3]</text:p>
          </table:table-cell>
          <table:table-cell table:formula="of:=COM.MICROSOFT.CONCAT(&quot;set_property -dict { PACKAGE_PIN &quot;;[.B13];&quot; IOSTANDARD LVCMOS33 } [get_ports { &quot;;[.E13];&quot; }] # &quot;;[.A13])" office:value-type="string" office:string-value="set_property -dict { PACKAGE_PIN F19 IOSTANDARD LVCMOS33 } [get_ports { bus_out[3] }] # Bus Out 3" calcext:value-type="string">
            <text:p>set_property -dict { PACKAGE_PIN F19 IOSTANDARD LVCMOS33 } [get_ports { bus_out[3] }] # Bus Out 3</text:p>
          </table:table-cell>
        </table:table-row>
        <table:table-row table:style-name="ro1">
          <table:table-cell table:formula="of:=[$Pins.B14]" office:value-type="string" office:string-value="Bus In 2" calcext:value-type="string">
            <text:p>Bus In 2</text:p>
          </table:table-cell>
          <table:table-cell table:formula="of:=[$Pins.C14]" office:value-type="string" office:string-value="B20" calcext:value-type="string">
            <text:p>B20</text:p>
          </table:table-cell>
          <table:table-cell table:formula="of:=SUBSTITUTE(LOWER([.A14]);&quot; &quot;; &quot;_&quot;)" office:value-type="string" office:string-value="bus_in_2" calcext:value-type="string">
            <text:p>bus_in_2</text:p>
          </table:table-cell>
          <table:table-cell table:formula="of:=IF(ISNUMBER(FIND(&quot;bus_in_&quot;;[.C14]));COM.MICROSOFT.CONCAT(&quot;bus_in[&quot;; RIGHT([.C14];1); &quot;]&quot;);IF(ISNUMBER(FIND(&quot;bus_out_&quot;;[.C14]));COM.MICROSOFT.CONCAT(&quot;bus_out[&quot;;RIGHT([.C14];1);&quot;]&quot;);[.C14]))" office:value-type="string" office:string-value="bus_in[2]" calcext:value-type="string">
            <text:p>bus_in[2]</text:p>
          </table:table-cell>
          <table:table-cell table:formula="of:=SUBSTITUTE([.D14];&quot;[p]&quot;;&quot;_parity&quot;)" office:value-type="string" office:string-value="bus_in[2]" calcext:value-type="string">
            <text:p>bus_in[2]</text:p>
          </table:table-cell>
          <table:table-cell table:formula="of:=COM.MICROSOFT.CONCAT(&quot;set_property -dict { PACKAGE_PIN &quot;;[.B14];&quot; IOSTANDARD LVCMOS33 } [get_ports { &quot;;[.E14];&quot; }] # &quot;;[.A14])" office:value-type="string" office:string-value="set_property -dict { PACKAGE_PIN B20 IOSTANDARD LVCMOS33 } [get_ports { bus_in[2] }] # Bus In 2" calcext:value-type="string">
            <text:p>set_property -dict { PACKAGE_PIN B20 IOSTANDARD LVCMOS33 } [get_ports { bus_in[2] }] # Bus In 2</text:p>
          </table:table-cell>
        </table:table-row>
        <table:table-row table:style-name="ro1">
          <table:table-cell table:formula="of:=[$Pins.B15]" office:value-type="string" office:string-value="Bus Out 2" calcext:value-type="string">
            <text:p>Bus Out 2</text:p>
          </table:table-cell>
          <table:table-cell table:formula="of:=[$Pins.C15]" office:value-type="string" office:string-value="E19" calcext:value-type="string">
            <text:p>E19</text:p>
          </table:table-cell>
          <table:table-cell table:formula="of:=SUBSTITUTE(LOWER([.A15]);&quot; &quot;; &quot;_&quot;)" office:value-type="string" office:string-value="bus_out_2" calcext:value-type="string">
            <text:p>bus_out_2</text:p>
          </table:table-cell>
          <table:table-cell table:formula="of:=IF(ISNUMBER(FIND(&quot;bus_in_&quot;;[.C15]));COM.MICROSOFT.CONCAT(&quot;bus_in[&quot;; RIGHT([.C15];1); &quot;]&quot;);IF(ISNUMBER(FIND(&quot;bus_out_&quot;;[.C15]));COM.MICROSOFT.CONCAT(&quot;bus_out[&quot;;RIGHT([.C15];1);&quot;]&quot;);[.C15]))" office:value-type="string" office:string-value="bus_out[2]" calcext:value-type="string">
            <text:p>bus_out[2]</text:p>
          </table:table-cell>
          <table:table-cell table:formula="of:=SUBSTITUTE([.D15];&quot;[p]&quot;;&quot;_parity&quot;)" office:value-type="string" office:string-value="bus_out[2]" calcext:value-type="string">
            <text:p>bus_out[2]</text:p>
          </table:table-cell>
          <table:table-cell table:formula="of:=COM.MICROSOFT.CONCAT(&quot;set_property -dict { PACKAGE_PIN &quot;;[.B15];&quot; IOSTANDARD LVCMOS33 } [get_ports { &quot;;[.E15];&quot; }] # &quot;;[.A15])" office:value-type="string" office:string-value="set_property -dict { PACKAGE_PIN E19 IOSTANDARD LVCMOS33 } [get_ports { bus_out[2] }] # Bus Out 2" calcext:value-type="string">
            <text:p>set_property -dict { PACKAGE_PIN E19 IOSTANDARD LVCMOS33 } [get_ports { bus_out[2] }] # Bus Out 2</text:p>
          </table:table-cell>
        </table:table-row>
        <table:table-row table:style-name="ro1">
          <table:table-cell table:formula="of:=[$Pins.B16]" office:value-type="string" office:string-value="Bus In 1" calcext:value-type="string">
            <text:p>Bus In 1</text:p>
          </table:table-cell>
          <table:table-cell table:formula="of:=[$Pins.C16]" office:value-type="string" office:string-value="B19" calcext:value-type="string">
            <text:p>B19</text:p>
          </table:table-cell>
          <table:table-cell table:formula="of:=SUBSTITUTE(LOWER([.A16]);&quot; &quot;; &quot;_&quot;)" office:value-type="string" office:string-value="bus_in_1" calcext:value-type="string">
            <text:p>bus_in_1</text:p>
          </table:table-cell>
          <table:table-cell table:formula="of:=IF(ISNUMBER(FIND(&quot;bus_in_&quot;;[.C16]));COM.MICROSOFT.CONCAT(&quot;bus_in[&quot;; RIGHT([.C16];1); &quot;]&quot;);IF(ISNUMBER(FIND(&quot;bus_out_&quot;;[.C16]));COM.MICROSOFT.CONCAT(&quot;bus_out[&quot;;RIGHT([.C16];1);&quot;]&quot;);[.C16]))" office:value-type="string" office:string-value="bus_in[1]" calcext:value-type="string">
            <text:p>bus_in[1]</text:p>
          </table:table-cell>
          <table:table-cell table:formula="of:=SUBSTITUTE([.D16];&quot;[p]&quot;;&quot;_parity&quot;)" office:value-type="string" office:string-value="bus_in[1]" calcext:value-type="string">
            <text:p>bus_in[1]</text:p>
          </table:table-cell>
          <table:table-cell table:formula="of:=COM.MICROSOFT.CONCAT(&quot;set_property -dict { PACKAGE_PIN &quot;;[.B16];&quot; IOSTANDARD LVCMOS33 } [get_ports { &quot;;[.E16];&quot; }] # &quot;;[.A16])" office:value-type="string" office:string-value="set_property -dict { PACKAGE_PIN B19 IOSTANDARD LVCMOS33 } [get_ports { bus_in[1] }] # Bus In 1" calcext:value-type="string">
            <text:p>set_property -dict { PACKAGE_PIN B19 IOSTANDARD LVCMOS33 } [get_ports { bus_in[1] }] # Bus In 1</text:p>
          </table:table-cell>
        </table:table-row>
        <table:table-row table:style-name="ro1">
          <table:table-cell table:formula="of:=[$Pins.B17]" office:value-type="string" office:string-value="Bus Out 1" calcext:value-type="string">
            <text:p>Bus Out 1</text:p>
          </table:table-cell>
          <table:table-cell table:formula="of:=[$Pins.C17]" office:value-type="string" office:string-value="F20" calcext:value-type="string">
            <text:p>F20</text:p>
          </table:table-cell>
          <table:table-cell table:formula="of:=SUBSTITUTE(LOWER([.A17]);&quot; &quot;; &quot;_&quot;)" office:value-type="string" office:string-value="bus_out_1" calcext:value-type="string">
            <text:p>bus_out_1</text:p>
          </table:table-cell>
          <table:table-cell table:formula="of:=IF(ISNUMBER(FIND(&quot;bus_in_&quot;;[.C17]));COM.MICROSOFT.CONCAT(&quot;bus_in[&quot;; RIGHT([.C17];1); &quot;]&quot;);IF(ISNUMBER(FIND(&quot;bus_out_&quot;;[.C17]));COM.MICROSOFT.CONCAT(&quot;bus_out[&quot;;RIGHT([.C17];1);&quot;]&quot;);[.C17]))" office:value-type="string" office:string-value="bus_out[1]" calcext:value-type="string">
            <text:p>bus_out[1]</text:p>
          </table:table-cell>
          <table:table-cell table:formula="of:=SUBSTITUTE([.D17];&quot;[p]&quot;;&quot;_parity&quot;)" office:value-type="string" office:string-value="bus_out[1]" calcext:value-type="string">
            <text:p>bus_out[1]</text:p>
          </table:table-cell>
          <table:table-cell table:formula="of:=COM.MICROSOFT.CONCAT(&quot;set_property -dict { PACKAGE_PIN &quot;;[.B17];&quot; IOSTANDARD LVCMOS33 } [get_ports { &quot;;[.E17];&quot; }] # &quot;;[.A17])" office:value-type="string" office:string-value="set_property -dict { PACKAGE_PIN F20 IOSTANDARD LVCMOS33 } [get_ports { bus_out[1] }] # Bus Out 1" calcext:value-type="string">
            <text:p>set_property -dict { PACKAGE_PIN F20 IOSTANDARD LVCMOS33 } [get_ports { bus_out[1] }] # Bus Out 1</text:p>
          </table:table-cell>
        </table:table-row>
        <table:table-row table:style-name="ro1">
          <table:table-cell table:formula="of:=[$Pins.B18]" office:value-type="string" office:string-value="Bus In 0" calcext:value-type="string">
            <text:p>Bus In 0</text:p>
          </table:table-cell>
          <table:table-cell table:formula="of:=[$Pins.C18]" office:value-type="string" office:string-value="H16" calcext:value-type="string">
            <text:p>H16</text:p>
          </table:table-cell>
          <table:table-cell table:formula="of:=SUBSTITUTE(LOWER([.A18]);&quot; &quot;; &quot;_&quot;)" office:value-type="string" office:string-value="bus_in_0" calcext:value-type="string">
            <text:p>bus_in_0</text:p>
          </table:table-cell>
          <table:table-cell table:formula="of:=IF(ISNUMBER(FIND(&quot;bus_in_&quot;;[.C18]));COM.MICROSOFT.CONCAT(&quot;bus_in[&quot;; RIGHT([.C18];1); &quot;]&quot;);IF(ISNUMBER(FIND(&quot;bus_out_&quot;;[.C18]));COM.MICROSOFT.CONCAT(&quot;bus_out[&quot;;RIGHT([.C18];1);&quot;]&quot;);[.C18]))" office:value-type="string" office:string-value="bus_in[0]" calcext:value-type="string">
            <text:p>bus_in[0]</text:p>
          </table:table-cell>
          <table:table-cell table:formula="of:=SUBSTITUTE([.D18];&quot;[p]&quot;;&quot;_parity&quot;)" office:value-type="string" office:string-value="bus_in[0]" calcext:value-type="string">
            <text:p>bus_in[0]</text:p>
          </table:table-cell>
          <table:table-cell table:formula="of:=COM.MICROSOFT.CONCAT(&quot;set_property -dict { PACKAGE_PIN &quot;;[.B18];&quot; IOSTANDARD LVCMOS33 } [get_ports { &quot;;[.E18];&quot; }] # &quot;;[.A18])" office:value-type="string" office:string-value="set_property -dict { PACKAGE_PIN H16 IOSTANDARD LVCMOS33 } [get_ports { bus_in[0] }] # Bus In 0" calcext:value-type="string">
            <text:p>set_property -dict { PACKAGE_PIN H16 IOSTANDARD LVCMOS33 } [get_ports { bus_in[0] }] # Bus In 0</text:p>
          </table:table-cell>
        </table:table-row>
        <table:table-row table:style-name="ro1">
          <table:table-cell table:formula="of:=[$Pins.B19]" office:value-type="string" office:string-value="Bus Out 0" calcext:value-type="string">
            <text:p>Bus Out 0</text:p>
          </table:table-cell>
          <table:table-cell table:formula="of:=[$Pins.C19]" office:value-type="string" office:string-value="D19" calcext:value-type="string">
            <text:p>D19</text:p>
          </table:table-cell>
          <table:table-cell table:formula="of:=SUBSTITUTE(LOWER([.A19]);&quot; &quot;; &quot;_&quot;)" office:value-type="string" office:string-value="bus_out_0" calcext:value-type="string">
            <text:p>bus_out_0</text:p>
          </table:table-cell>
          <table:table-cell table:formula="of:=IF(ISNUMBER(FIND(&quot;bus_in_&quot;;[.C19]));COM.MICROSOFT.CONCAT(&quot;bus_in[&quot;; RIGHT([.C19];1); &quot;]&quot;);IF(ISNUMBER(FIND(&quot;bus_out_&quot;;[.C19]));COM.MICROSOFT.CONCAT(&quot;bus_out[&quot;;RIGHT([.C19];1);&quot;]&quot;);[.C19]))" office:value-type="string" office:string-value="bus_out[0]" calcext:value-type="string">
            <text:p>bus_out[0]</text:p>
          </table:table-cell>
          <table:table-cell table:formula="of:=SUBSTITUTE([.D19];&quot;[p]&quot;;&quot;_parity&quot;)" office:value-type="string" office:string-value="bus_out[0]" calcext:value-type="string">
            <text:p>bus_out[0]</text:p>
          </table:table-cell>
          <table:table-cell table:formula="of:=COM.MICROSOFT.CONCAT(&quot;set_property -dict { PACKAGE_PIN &quot;;[.B19];&quot; IOSTANDARD LVCMOS33 } [get_ports { &quot;;[.E19];&quot; }] # &quot;;[.A19])" office:value-type="string" office:string-value="set_property -dict { PACKAGE_PIN D19 IOSTANDARD LVCMOS33 } [get_ports { bus_out[0] }] # Bus Out 0" calcext:value-type="string">
            <text:p>set_property -dict { PACKAGE_PIN D19 IOSTANDARD LVCMOS33 } [get_ports { bus_out[0] }] # Bus Out 0</text:p>
          </table:table-cell>
        </table:table-row>
        <table:table-row table:style-name="ro1">
          <table:table-cell table:formula="of:=[$Pins.B20]" office:value-type="string" office:string-value="Bus In P" calcext:value-type="string">
            <text:p>Bus In P</text:p>
          </table:table-cell>
          <table:table-cell table:formula="of:=[$Pins.C20]" office:value-type="string" office:string-value="A20" calcext:value-type="string">
            <text:p>A20</text:p>
          </table:table-cell>
          <table:table-cell table:formula="of:=SUBSTITUTE(LOWER([.A20]);&quot; &quot;; &quot;_&quot;)" office:value-type="string" office:string-value="bus_in_p" calcext:value-type="string">
            <text:p>bus_in_p</text:p>
          </table:table-cell>
          <table:table-cell table:formula="of:=IF(ISNUMBER(FIND(&quot;bus_in_&quot;;[.C20]));COM.MICROSOFT.CONCAT(&quot;bus_in[&quot;; RIGHT([.C20];1); &quot;]&quot;);IF(ISNUMBER(FIND(&quot;bus_out_&quot;;[.C20]));COM.MICROSOFT.CONCAT(&quot;bus_out[&quot;;RIGHT([.C20];1);&quot;]&quot;);[.C20]))" office:value-type="string" office:string-value="bus_in[p]" calcext:value-type="string">
            <text:p>bus_in[p]</text:p>
          </table:table-cell>
          <table:table-cell table:formula="of:=SUBSTITUTE([.D20];&quot;[p]&quot;;&quot;_parity&quot;)" office:value-type="string" office:string-value="bus_in_parity" calcext:value-type="string">
            <text:p>bus_in_parity</text:p>
          </table:table-cell>
          <table:table-cell table:formula="of:=COM.MICROSOFT.CONCAT(&quot;set_property -dict { PACKAGE_PIN &quot;;[.B20];&quot; IOSTANDARD LVCMOS33 } [get_ports { &quot;;[.E20];&quot; }] # &quot;;[.A20])" office:value-type="string" office:string-value="set_property -dict { PACKAGE_PIN A20 IOSTANDARD LVCMOS33 } [get_ports { bus_in_parity }] # Bus In P" calcext:value-type="string">
            <text:p>set_property -dict { PACKAGE_PIN A20 IOSTANDARD LVCMOS33 } [get_ports { bus_in_parity }] # Bus In P</text:p>
          </table:table-cell>
        </table:table-row>
        <table:table-row table:style-name="ro1">
          <table:table-cell table:formula="of:=[$Pins.B21]" office:value-type="string" office:string-value="Bus Out P" calcext:value-type="string">
            <text:p>Bus Out P</text:p>
          </table:table-cell>
          <table:table-cell table:formula="of:=[$Pins.C21]" office:value-type="string" office:string-value="H18" calcext:value-type="string">
            <text:p>H18</text:p>
          </table:table-cell>
          <table:table-cell table:formula="of:=SUBSTITUTE(LOWER([.A21]);&quot; &quot;; &quot;_&quot;)" office:value-type="string" office:string-value="bus_out_p" calcext:value-type="string">
            <text:p>bus_out_p</text:p>
          </table:table-cell>
          <table:table-cell table:formula="of:=IF(ISNUMBER(FIND(&quot;bus_in_&quot;;[.C21]));COM.MICROSOFT.CONCAT(&quot;bus_in[&quot;; RIGHT([.C21];1); &quot;]&quot;);IF(ISNUMBER(FIND(&quot;bus_out_&quot;;[.C21]));COM.MICROSOFT.CONCAT(&quot;bus_out[&quot;;RIGHT([.C21];1);&quot;]&quot;);[.C21]))" office:value-type="string" office:string-value="bus_out[p]" calcext:value-type="string">
            <text:p>bus_out[p]</text:p>
          </table:table-cell>
          <table:table-cell table:formula="of:=SUBSTITUTE([.D21];&quot;[p]&quot;;&quot;_parity&quot;)" office:value-type="string" office:string-value="bus_out_parity" calcext:value-type="string">
            <text:p>bus_out_parity</text:p>
          </table:table-cell>
          <table:table-cell table:formula="of:=COM.MICROSOFT.CONCAT(&quot;set_property -dict { PACKAGE_PIN &quot;;[.B21];&quot; IOSTANDARD LVCMOS33 } [get_ports { &quot;;[.E21];&quot; }] # &quot;;[.A21])" office:value-type="string" office:string-value="set_property -dict { PACKAGE_PIN H18 IOSTANDARD LVCMOS33 } [get_ports { bus_out_parity }] # Bus Out P" calcext:value-type="string">
            <text:p>set_property -dict { PACKAGE_PIN H18 IOSTANDARD LVCMOS33 } [get_ports { bus_out_parity }] # Bus Out P</text:p>
          </table:table-cell>
        </table:table-row>
        <table:table-row table:style-name="ro1">
          <table:table-cell table:formula="of:=[$Pins.B22]" office:value-type="string" office:string-value="Operational Out" calcext:value-type="string">
            <text:p>Operational Out</text:p>
          </table:table-cell>
          <table:table-cell table:formula="of:=[$Pins.C22]" office:value-type="string" office:string-value="T19" calcext:value-type="string">
            <text:p>T19</text:p>
          </table:table-cell>
          <table:table-cell table:formula="of:=SUBSTITUTE(LOWER([.A22]);&quot; &quot;; &quot;_&quot;)" office:value-type="string" office:string-value="operational_out" calcext:value-type="string">
            <text:p>operational_out</text:p>
          </table:table-cell>
          <table:table-cell table:formula="of:=IF(ISNUMBER(FIND(&quot;bus_in_&quot;;[.C22]));COM.MICROSOFT.CONCAT(&quot;bus_in[&quot;; RIGHT([.C22];1); &quot;]&quot;);IF(ISNUMBER(FIND(&quot;bus_out_&quot;;[.C22]));COM.MICROSOFT.CONCAT(&quot;bus_out[&quot;;RIGHT([.C22];1);&quot;]&quot;);[.C22]))" office:value-type="string" office:string-value="operational_out" calcext:value-type="string">
            <text:p>operational_out</text:p>
          </table:table-cell>
          <table:table-cell table:formula="of:=SUBSTITUTE([.D22];&quot;[p]&quot;;&quot;_parity&quot;)" office:value-type="string" office:string-value="operational_out" calcext:value-type="string">
            <text:p>operational_out</text:p>
          </table:table-cell>
          <table:table-cell table:formula="of:=COM.MICROSOFT.CONCAT(&quot;set_property -dict { PACKAGE_PIN &quot;;[.B22];&quot; IOSTANDARD LVCMOS33 } [get_ports { &quot;;[.E22];&quot; }] # &quot;;[.A22])" office:value-type="string" office:string-value="set_property -dict { PACKAGE_PIN T19 IOSTANDARD LVCMOS33 } [get_ports { operational_out }] # Operational Out" calcext:value-type="string">
            <text:p>set_property -dict { PACKAGE_PIN T19 IOSTANDARD LVCMOS33 } [get_ports { operational_out }] # Operational Out</text:p>
          </table:table-cell>
        </table:table-row>
        <table:table-row table:style-name="ro1">
          <table:table-cell table:formula="of:=[$Pins.B23]" office:value-type="string" office:string-value="Service Out" calcext:value-type="string">
            <text:p>Service Out</text:p>
          </table:table-cell>
          <table:table-cell table:formula="of:=[$Pins.C23]" office:value-type="string" office:string-value="U20" calcext:value-type="string">
            <text:p>U20</text:p>
          </table:table-cell>
          <table:table-cell table:formula="of:=SUBSTITUTE(LOWER([.A23]);&quot; &quot;; &quot;_&quot;)" office:value-type="string" office:string-value="service_out" calcext:value-type="string">
            <text:p>service_out</text:p>
          </table:table-cell>
          <table:table-cell table:formula="of:=IF(ISNUMBER(FIND(&quot;bus_in_&quot;;[.C23]));COM.MICROSOFT.CONCAT(&quot;bus_in[&quot;; RIGHT([.C23];1); &quot;]&quot;);IF(ISNUMBER(FIND(&quot;bus_out_&quot;;[.C23]));COM.MICROSOFT.CONCAT(&quot;bus_out[&quot;;RIGHT([.C23];1);&quot;]&quot;);[.C23]))" office:value-type="string" office:string-value="service_out" calcext:value-type="string">
            <text:p>service_out</text:p>
          </table:table-cell>
          <table:table-cell table:formula="of:=SUBSTITUTE([.D23];&quot;[p]&quot;;&quot;_parity&quot;)" office:value-type="string" office:string-value="service_out" calcext:value-type="string">
            <text:p>service_out</text:p>
          </table:table-cell>
          <table:table-cell table:formula="of:=COM.MICROSOFT.CONCAT(&quot;set_property -dict { PACKAGE_PIN &quot;;[.B23];&quot; IOSTANDARD LVCMOS33 } [get_ports { &quot;;[.E23];&quot; }] # &quot;;[.A23])" office:value-type="string" office:string-value="set_property -dict { PACKAGE_PIN U20 IOSTANDARD LVCMOS33 } [get_ports { service_out }] # Service Out" calcext:value-type="string">
            <text:p>set_property -dict { PACKAGE_PIN U20 IOSTANDARD LVCMOS33 } [get_ports { service_out }] # Service Out</text:p>
          </table:table-cell>
        </table:table-row>
        <table:table-row table:style-name="ro1">
          <table:table-cell table:formula="of:=[$Pins.B24]" office:value-type="string" office:string-value="Hold Out" calcext:value-type="string">
            <text:p>Hold Out</text:p>
          </table:table-cell>
          <table:table-cell table:formula="of:=[$Pins.C24]" office:value-type="string" office:string-value="V20" calcext:value-type="string">
            <text:p>V20</text:p>
          </table:table-cell>
          <table:table-cell table:formula="of:=SUBSTITUTE(LOWER([.A24]);&quot; &quot;; &quot;_&quot;)" office:value-type="string" office:string-value="hold_out" calcext:value-type="string">
            <text:p>hold_out</text:p>
          </table:table-cell>
          <table:table-cell table:formula="of:=IF(ISNUMBER(FIND(&quot;bus_in_&quot;;[.C24]));COM.MICROSOFT.CONCAT(&quot;bus_in[&quot;; RIGHT([.C24];1); &quot;]&quot;);IF(ISNUMBER(FIND(&quot;bus_out_&quot;;[.C24]));COM.MICROSOFT.CONCAT(&quot;bus_out[&quot;;RIGHT([.C24];1);&quot;]&quot;);[.C24]))" office:value-type="string" office:string-value="hold_out" calcext:value-type="string">
            <text:p>hold_out</text:p>
          </table:table-cell>
          <table:table-cell table:formula="of:=SUBSTITUTE([.D24];&quot;[p]&quot;;&quot;_parity&quot;)" office:value-type="string" office:string-value="hold_out" calcext:value-type="string">
            <text:p>hold_out</text:p>
          </table:table-cell>
          <table:table-cell table:formula="of:=COM.MICROSOFT.CONCAT(&quot;set_property -dict { PACKAGE_PIN &quot;;[.B24];&quot; IOSTANDARD LVCMOS33 } [get_ports { &quot;;[.E24];&quot; }] # &quot;;[.A24])" office:value-type="string" office:string-value="set_property -dict { PACKAGE_PIN V20 IOSTANDARD LVCMOS33 } [get_ports { hold_out }] # Hold Out" calcext:value-type="string">
            <text:p>set_property -dict { PACKAGE_PIN V20 IOSTANDARD LVCMOS33 } [get_ports { hold_out }] # Hold Out</text:p>
          </table:table-cell>
        </table:table-row>
        <table:table-row table:style-name="ro1">
          <table:table-cell table:formula="of:=[$Pins.B25]" office:value-type="string" office:string-value="Suppress Out" calcext:value-type="string">
            <text:p>Suppress Out</text:p>
          </table:table-cell>
          <table:table-cell table:formula="of:=[$Pins.C25]" office:value-type="string" office:string-value="T20" calcext:value-type="string">
            <text:p>T20</text:p>
          </table:table-cell>
          <table:table-cell table:formula="of:=SUBSTITUTE(LOWER([.A25]);&quot; &quot;; &quot;_&quot;)" office:value-type="string" office:string-value="suppress_out" calcext:value-type="string">
            <text:p>suppress_out</text:p>
          </table:table-cell>
          <table:table-cell table:formula="of:=IF(ISNUMBER(FIND(&quot;bus_in_&quot;;[.C25]));COM.MICROSOFT.CONCAT(&quot;bus_in[&quot;; RIGHT([.C25];1); &quot;]&quot;);IF(ISNUMBER(FIND(&quot;bus_out_&quot;;[.C25]));COM.MICROSOFT.CONCAT(&quot;bus_out[&quot;;RIGHT([.C25];1);&quot;]&quot;);[.C25]))" office:value-type="string" office:string-value="suppress_out" calcext:value-type="string">
            <text:p>suppress_out</text:p>
          </table:table-cell>
          <table:table-cell table:formula="of:=SUBSTITUTE([.D25];&quot;[p]&quot;;&quot;_parity&quot;)" office:value-type="string" office:string-value="suppress_out" calcext:value-type="string">
            <text:p>suppress_out</text:p>
          </table:table-cell>
          <table:table-cell table:formula="of:=COM.MICROSOFT.CONCAT(&quot;set_property -dict { PACKAGE_PIN &quot;;[.B25];&quot; IOSTANDARD LVCMOS33 } [get_ports { &quot;;[.E25];&quot; }] # &quot;;[.A25])" office:value-type="string" office:string-value="set_property -dict { PACKAGE_PIN T20 IOSTANDARD LVCMOS33 } [get_ports { suppress_out }] # Suppress Out" calcext:value-type="string">
            <text:p>set_property -dict { PACKAGE_PIN T20 IOSTANDARD LVCMOS33 } [get_ports { suppress_out }] # Suppress Out</text:p>
          </table:table-cell>
        </table:table-row>
        <table:table-row table:style-name="ro1">
          <table:table-cell table:formula="of:=[$Pins.B26]" office:value-type="string" office:string-value="Disconnect In" calcext:value-type="string">
            <text:p>Disconnect In</text:p>
          </table:table-cell>
          <table:table-cell table:formula="of:=[$Pins.C26]" office:value-type="string" office:string-value="N17" calcext:value-type="string">
            <text:p>N17</text:p>
          </table:table-cell>
          <table:table-cell table:formula="of:=SUBSTITUTE(LOWER([.A26]);&quot; &quot;; &quot;_&quot;)" office:value-type="string" office:string-value="disconnect_in" calcext:value-type="string">
            <text:p>disconnect_in</text:p>
          </table:table-cell>
          <table:table-cell table:formula="of:=IF(ISNUMBER(FIND(&quot;bus_in_&quot;;[.C26]));COM.MICROSOFT.CONCAT(&quot;bus_in[&quot;; RIGHT([.C26];1); &quot;]&quot;);IF(ISNUMBER(FIND(&quot;bus_out_&quot;;[.C26]));COM.MICROSOFT.CONCAT(&quot;bus_out[&quot;;RIGHT([.C26];1);&quot;]&quot;);[.C26]))" office:value-type="string" office:string-value="disconnect_in" calcext:value-type="string">
            <text:p>disconnect_in</text:p>
          </table:table-cell>
          <table:table-cell table:formula="of:=SUBSTITUTE([.D26];&quot;[p]&quot;;&quot;_parity&quot;)" office:value-type="string" office:string-value="disconnect_in" calcext:value-type="string">
            <text:p>disconnect_in</text:p>
          </table:table-cell>
          <table:table-cell table:formula="of:=COM.MICROSOFT.CONCAT(&quot;set_property -dict { PACKAGE_PIN &quot;;[.B26];&quot; IOSTANDARD LVCMOS33 } [get_ports { &quot;;[.E26];&quot; }] # &quot;;[.A26])" office:value-type="string" office:string-value="set_property -dict { PACKAGE_PIN N17 IOSTANDARD LVCMOS33 } [get_ports { disconnect_in }] # Disconnect In" calcext:value-type="string">
            <text:p>set_property -dict { PACKAGE_PIN N17 IOSTANDARD LVCMOS33 } [get_ports { disconnect_in }] # Disconnect In</text:p>
          </table:table-cell>
        </table:table-row>
        <table:table-row table:style-name="ro1">
          <table:table-cell table:formula="of:=[$Pins.B27]" office:value-type="string" office:string-value="Command Out" calcext:value-type="string">
            <text:p>Command Out</text:p>
          </table:table-cell>
          <table:table-cell table:formula="of:=[$Pins.C27]" office:value-type="string" office:string-value="P19" calcext:value-type="string">
            <text:p>P19</text:p>
          </table:table-cell>
          <table:table-cell table:formula="of:=SUBSTITUTE(LOWER([.A27]);&quot; &quot;; &quot;_&quot;)" office:value-type="string" office:string-value="command_out" calcext:value-type="string">
            <text:p>command_out</text:p>
          </table:table-cell>
          <table:table-cell table:formula="of:=IF(ISNUMBER(FIND(&quot;bus_in_&quot;;[.C27]));COM.MICROSOFT.CONCAT(&quot;bus_in[&quot;; RIGHT([.C27];1); &quot;]&quot;);IF(ISNUMBER(FIND(&quot;bus_out_&quot;;[.C27]));COM.MICROSOFT.CONCAT(&quot;bus_out[&quot;;RIGHT([.C27];1);&quot;]&quot;);[.C27]))" office:value-type="string" office:string-value="command_out" calcext:value-type="string">
            <text:p>command_out</text:p>
          </table:table-cell>
          <table:table-cell table:formula="of:=SUBSTITUTE([.D27];&quot;[p]&quot;;&quot;_parity&quot;)" office:value-type="string" office:string-value="command_out" calcext:value-type="string">
            <text:p>command_out</text:p>
          </table:table-cell>
          <table:table-cell table:formula="of:=COM.MICROSOFT.CONCAT(&quot;set_property -dict { PACKAGE_PIN &quot;;[.B27];&quot; IOSTANDARD LVCMOS33 } [get_ports { &quot;;[.E27];&quot; }] # &quot;;[.A27])" office:value-type="string" office:string-value="set_property -dict { PACKAGE_PIN P19 IOSTANDARD LVCMOS33 } [get_ports { command_out }] # Command Out" calcext:value-type="string">
            <text:p>set_property -dict { PACKAGE_PIN P19 IOSTANDARD LVCMOS33 } [get_ports { command_out }] # Command Out</text:p>
          </table:table-cell>
        </table:table-row>
        <table:table-row table:style-name="ro1">
          <table:table-cell table:formula="of:=[$Pins.B28]" office:value-type="string" office:string-value="Data Out" calcext:value-type="string">
            <text:p>Data Out</text:p>
          </table:table-cell>
          <table:table-cell table:formula="of:=[$Pins.C28]" office:value-type="string" office:string-value="R19" calcext:value-type="string">
            <text:p>R19</text:p>
          </table:table-cell>
          <table:table-cell table:formula="of:=SUBSTITUTE(LOWER([.A28]);&quot; &quot;; &quot;_&quot;)" office:value-type="string" office:string-value="data_out" calcext:value-type="string">
            <text:p>data_out</text:p>
          </table:table-cell>
          <table:table-cell table:formula="of:=IF(ISNUMBER(FIND(&quot;bus_in_&quot;;[.C28]));COM.MICROSOFT.CONCAT(&quot;bus_in[&quot;; RIGHT([.C28];1); &quot;]&quot;);IF(ISNUMBER(FIND(&quot;bus_out_&quot;;[.C28]));COM.MICROSOFT.CONCAT(&quot;bus_out[&quot;;RIGHT([.C28];1);&quot;]&quot;);[.C28]))" office:value-type="string" office:string-value="data_out" calcext:value-type="string">
            <text:p>data_out</text:p>
          </table:table-cell>
          <table:table-cell table:formula="of:=SUBSTITUTE([.D28];&quot;[p]&quot;;&quot;_parity&quot;)" office:value-type="string" office:string-value="data_out" calcext:value-type="string">
            <text:p>data_out</text:p>
          </table:table-cell>
          <table:table-cell table:formula="of:=COM.MICROSOFT.CONCAT(&quot;set_property -dict { PACKAGE_PIN &quot;;[.B28];&quot; IOSTANDARD LVCMOS33 } [get_ports { &quot;;[.E28];&quot; }] # &quot;;[.A28])" office:value-type="string" office:string-value="set_property -dict { PACKAGE_PIN R19 IOSTANDARD LVCMOS33 } [get_ports { data_out }] # Data Out" calcext:value-type="string">
            <text:p>set_property -dict { PACKAGE_PIN R19 IOSTANDARD LVCMOS33 } [get_ports { data_out }] # Data Out</text:p>
          </table:table-cell>
        </table:table-row>
        <table:table-row table:style-name="ro1">
          <table:table-cell table:formula="of:=[$Pins.B29]" office:value-type="string" office:string-value="Address Out" calcext:value-type="string">
            <text:p>Address Out</text:p>
          </table:table-cell>
          <table:table-cell table:formula="of:=[$Pins.C29]" office:value-type="string" office:string-value="N20" calcext:value-type="string">
            <text:p>N20</text:p>
          </table:table-cell>
          <table:table-cell table:formula="of:=SUBSTITUTE(LOWER([.A29]);&quot; &quot;; &quot;_&quot;)" office:value-type="string" office:string-value="address_out" calcext:value-type="string">
            <text:p>address_out</text:p>
          </table:table-cell>
          <table:table-cell table:formula="of:=IF(ISNUMBER(FIND(&quot;bus_in_&quot;;[.C29]));COM.MICROSOFT.CONCAT(&quot;bus_in[&quot;; RIGHT([.C29];1); &quot;]&quot;);IF(ISNUMBER(FIND(&quot;bus_out_&quot;;[.C29]));COM.MICROSOFT.CONCAT(&quot;bus_out[&quot;;RIGHT([.C29];1);&quot;]&quot;);[.C29]))" office:value-type="string" office:string-value="address_out" calcext:value-type="string">
            <text:p>address_out</text:p>
          </table:table-cell>
          <table:table-cell table:formula="of:=SUBSTITUTE([.D29];&quot;[p]&quot;;&quot;_parity&quot;)" office:value-type="string" office:string-value="address_out" calcext:value-type="string">
            <text:p>address_out</text:p>
          </table:table-cell>
          <table:table-cell table:formula="of:=COM.MICROSOFT.CONCAT(&quot;set_property -dict { PACKAGE_PIN &quot;;[.B29];&quot; IOSTANDARD LVCMOS33 } [get_ports { &quot;;[.E29];&quot; }] # &quot;;[.A29])" office:value-type="string" office:string-value="set_property -dict { PACKAGE_PIN N20 IOSTANDARD LVCMOS33 } [get_ports { address_out }] # Address Out" calcext:value-type="string">
            <text:p>set_property -dict { PACKAGE_PIN N20 IOSTANDARD LVCMOS33 } [get_ports { address_out }] # Address Out</text:p>
          </table:table-cell>
        </table:table-row>
        <table:table-row table:style-name="ro1">
          <table:table-cell table:formula="of:=[$Pins.B30]" office:value-type="string" office:string-value="Select Out" calcext:value-type="string">
            <text:p>Select Out</text:p>
          </table:table-cell>
          <table:table-cell table:formula="of:=[$Pins.C30]" office:value-type="string" office:string-value="P18" calcext:value-type="string">
            <text:p>P18</text:p>
          </table:table-cell>
          <table:table-cell table:formula="of:=SUBSTITUTE(LOWER([.A30]);&quot; &quot;; &quot;_&quot;)" office:value-type="string" office:string-value="select_out" calcext:value-type="string">
            <text:p>select_out</text:p>
          </table:table-cell>
          <table:table-cell table:formula="of:=IF(ISNUMBER(FIND(&quot;bus_in_&quot;;[.C30]));COM.MICROSOFT.CONCAT(&quot;bus_in[&quot;; RIGHT([.C30];1); &quot;]&quot;);IF(ISNUMBER(FIND(&quot;bus_out_&quot;;[.C30]));COM.MICROSOFT.CONCAT(&quot;bus_out[&quot;;RIGHT([.C30];1);&quot;]&quot;);[.C30]))" office:value-type="string" office:string-value="select_out" calcext:value-type="string">
            <text:p>select_out</text:p>
          </table:table-cell>
          <table:table-cell table:formula="of:=SUBSTITUTE([.D30];&quot;[p]&quot;;&quot;_parity&quot;)" office:value-type="string" office:string-value="select_out" calcext:value-type="string">
            <text:p>select_out</text:p>
          </table:table-cell>
          <table:table-cell table:formula="of:=COM.MICROSOFT.CONCAT(&quot;set_property -dict { PACKAGE_PIN &quot;;[.B30];&quot; IOSTANDARD LVCMOS33 } [get_ports { &quot;;[.E30];&quot; }] # &quot;;[.A30])" office:value-type="string" office:string-value="set_property -dict { PACKAGE_PIN P18 IOSTANDARD LVCMOS33 } [get_ports { select_out }] # Select Out" calcext:value-type="string">
            <text:p>set_property -dict { PACKAGE_PIN P18 IOSTANDARD LVCMOS33 } [get_ports { select_out }] # Select Out</text:p>
          </table:table-cell>
        </table:table-row>
        <table:table-row table:style-name="ro1">
          <table:table-cell table:formula="of:=[$Pins.B31]" office:value-type="string" office:string-value="Data In" calcext:value-type="string">
            <text:p>Data In</text:p>
          </table:table-cell>
          <table:table-cell table:formula="of:=[$Pins.C31]" office:value-type="string" office:string-value="R18" calcext:value-type="string">
            <text:p>R18</text:p>
          </table:table-cell>
          <table:table-cell table:formula="of:=SUBSTITUTE(LOWER([.A31]);&quot; &quot;; &quot;_&quot;)" office:value-type="string" office:string-value="data_in" calcext:value-type="string">
            <text:p>data_in</text:p>
          </table:table-cell>
          <table:table-cell table:formula="of:=IF(ISNUMBER(FIND(&quot;bus_in_&quot;;[.C31]));COM.MICROSOFT.CONCAT(&quot;bus_in[&quot;; RIGHT([.C31];1); &quot;]&quot;);IF(ISNUMBER(FIND(&quot;bus_out_&quot;;[.C31]));COM.MICROSOFT.CONCAT(&quot;bus_out[&quot;;RIGHT([.C31];1);&quot;]&quot;);[.C31]))" office:value-type="string" office:string-value="data_in" calcext:value-type="string">
            <text:p>data_in</text:p>
          </table:table-cell>
          <table:table-cell table:formula="of:=SUBSTITUTE([.D31];&quot;[p]&quot;;&quot;_parity&quot;)" office:value-type="string" office:string-value="data_in" calcext:value-type="string">
            <text:p>data_in</text:p>
          </table:table-cell>
          <table:table-cell table:formula="of:=COM.MICROSOFT.CONCAT(&quot;set_property -dict { PACKAGE_PIN &quot;;[.B31];&quot; IOSTANDARD LVCMOS33 } [get_ports { &quot;;[.E31];&quot; }] # &quot;;[.A31])" office:value-type="string" office:string-value="set_property -dict { PACKAGE_PIN R18 IOSTANDARD LVCMOS33 } [get_ports { data_in }] # Data In" calcext:value-type="string">
            <text:p>set_property -dict { PACKAGE_PIN R18 IOSTANDARD LVCMOS33 } [get_ports { data_in }] # Data In</text:p>
          </table:table-cell>
        </table:table-row>
        <table:table-row table:style-name="ro1">
          <table:table-cell table:formula="of:=[$Pins.B32]" office:value-type="string" office:string-value="Select In" calcext:value-type="string">
            <text:p>Select In</text:p>
          </table:table-cell>
          <table:table-cell table:formula="of:=[$Pins.C32]" office:value-type="string" office:string-value="P20" calcext:value-type="string">
            <text:p>P20</text:p>
          </table:table-cell>
          <table:table-cell table:formula="of:=SUBSTITUTE(LOWER([.A32]);&quot; &quot;; &quot;_&quot;)" office:value-type="string" office:string-value="select_in" calcext:value-type="string">
            <text:p>select_in</text:p>
          </table:table-cell>
          <table:table-cell table:formula="of:=IF(ISNUMBER(FIND(&quot;bus_in_&quot;;[.C32]));COM.MICROSOFT.CONCAT(&quot;bus_in[&quot;; RIGHT([.C32];1); &quot;]&quot;);IF(ISNUMBER(FIND(&quot;bus_out_&quot;;[.C32]));COM.MICROSOFT.CONCAT(&quot;bus_out[&quot;;RIGHT([.C32];1);&quot;]&quot;);[.C32]))" office:value-type="string" office:string-value="select_in" calcext:value-type="string">
            <text:p>select_in</text:p>
          </table:table-cell>
          <table:table-cell table:formula="of:=SUBSTITUTE([.D32];&quot;[p]&quot;;&quot;_parity&quot;)" office:value-type="string" office:string-value="select_in" calcext:value-type="string">
            <text:p>select_in</text:p>
          </table:table-cell>
          <table:table-cell table:formula="of:=COM.MICROSOFT.CONCAT(&quot;set_property -dict { PACKAGE_PIN &quot;;[.B32];&quot; IOSTANDARD LVCMOS33 } [get_ports { &quot;;[.E32];&quot; }] # &quot;;[.A32])" office:value-type="string" office:string-value="set_property -dict { PACKAGE_PIN P20 IOSTANDARD LVCMOS33 } [get_ports { select_in }] # Select In" calcext:value-type="string">
            <text:p>set_property -dict { PACKAGE_PIN P20 IOSTANDARD LVCMOS33 } [get_ports { select_in }] # Select In</text:p>
          </table:table-cell>
        </table:table-row>
        <table:table-row table:style-name="ro1">
          <table:table-cell table:formula="of:=[$Pins.B33]" office:value-type="string" office:string-value="Request In" calcext:value-type="string">
            <text:p>Request In</text:p>
          </table:table-cell>
          <table:table-cell table:formula="of:=[$Pins.C33]" office:value-type="string" office:string-value="M17" calcext:value-type="string">
            <text:p>M17</text:p>
          </table:table-cell>
          <table:table-cell table:formula="of:=SUBSTITUTE(LOWER([.A33]);&quot; &quot;; &quot;_&quot;)" office:value-type="string" office:string-value="request_in" calcext:value-type="string">
            <text:p>request_in</text:p>
          </table:table-cell>
          <table:table-cell table:formula="of:=IF(ISNUMBER(FIND(&quot;bus_in_&quot;;[.C33]));COM.MICROSOFT.CONCAT(&quot;bus_in[&quot;; RIGHT([.C33];1); &quot;]&quot;);IF(ISNUMBER(FIND(&quot;bus_out_&quot;;[.C33]));COM.MICROSOFT.CONCAT(&quot;bus_out[&quot;;RIGHT([.C33];1);&quot;]&quot;);[.C33]))" office:value-type="string" office:string-value="request_in" calcext:value-type="string">
            <text:p>request_in</text:p>
          </table:table-cell>
          <table:table-cell table:formula="of:=SUBSTITUTE([.D33];&quot;[p]&quot;;&quot;_parity&quot;)" office:value-type="string" office:string-value="request_in" calcext:value-type="string">
            <text:p>request_in</text:p>
          </table:table-cell>
          <table:table-cell table:formula="of:=COM.MICROSOFT.CONCAT(&quot;set_property -dict { PACKAGE_PIN &quot;;[.B33];&quot; IOSTANDARD LVCMOS33 } [get_ports { &quot;;[.E33];&quot; }] # &quot;;[.A33])" office:value-type="string" office:string-value="set_property -dict { PACKAGE_PIN M17 IOSTANDARD LVCMOS33 } [get_ports { request_in }] # Request In" calcext:value-type="string">
            <text:p>set_property -dict { PACKAGE_PIN M17 IOSTANDARD LVCMOS33 } [get_ports { request_in }] # Request In</text:p>
          </table:table-cell>
        </table:table-row>
        <table:table-row table:style-name="ro1">
          <table:table-cell table:formula="of:=[$Pins.B34]" office:value-type="string" office:string-value="Service In" calcext:value-type="string">
            <text:p>Service In</text:p>
          </table:table-cell>
          <table:table-cell table:formula="of:=[$Pins.C34]" office:value-type="string" office:string-value="L16" calcext:value-type="string">
            <text:p>L16</text:p>
          </table:table-cell>
          <table:table-cell table:formula="of:=SUBSTITUTE(LOWER([.A34]);&quot; &quot;; &quot;_&quot;)" office:value-type="string" office:string-value="service_in" calcext:value-type="string">
            <text:p>service_in</text:p>
          </table:table-cell>
          <table:table-cell table:formula="of:=IF(ISNUMBER(FIND(&quot;bus_in_&quot;;[.C34]));COM.MICROSOFT.CONCAT(&quot;bus_in[&quot;; RIGHT([.C34];1); &quot;]&quot;);IF(ISNUMBER(FIND(&quot;bus_out_&quot;;[.C34]));COM.MICROSOFT.CONCAT(&quot;bus_out[&quot;;RIGHT([.C34];1);&quot;]&quot;);[.C34]))" office:value-type="string" office:string-value="service_in" calcext:value-type="string">
            <text:p>service_in</text:p>
          </table:table-cell>
          <table:table-cell table:formula="of:=SUBSTITUTE([.D34];&quot;[p]&quot;;&quot;_parity&quot;)" office:value-type="string" office:string-value="service_in" calcext:value-type="string">
            <text:p>service_in</text:p>
          </table:table-cell>
          <table:table-cell table:formula="of:=COM.MICROSOFT.CONCAT(&quot;set_property -dict { PACKAGE_PIN &quot;;[.B34];&quot; IOSTANDARD LVCMOS33 } [get_ports { &quot;;[.E34];&quot; }] # &quot;;[.A34])" office:value-type="string" office:string-value="set_property -dict { PACKAGE_PIN L16 IOSTANDARD LVCMOS33 } [get_ports { service_in }] # Service In" calcext:value-type="string">
            <text:p>set_property -dict { PACKAGE_PIN L16 IOSTANDARD LVCMOS33 } [get_ports { service_in }] # Service In</text:p>
          </table:table-cell>
        </table:table-row>
        <table:table-row table:style-name="ro1">
          <table:table-cell table:formula="of:=[$Pins.B35]" office:value-type="string" office:string-value="Metering In" calcext:value-type="string">
            <text:p>Metering In</text:p>
          </table:table-cell>
          <table:table-cell table:formula="of:=[$Pins.C35]" office:value-type="string" office:string-value="J20" calcext:value-type="string">
            <text:p>J20</text:p>
          </table:table-cell>
          <table:table-cell table:formula="of:=SUBSTITUTE(LOWER([.A35]);&quot; &quot;; &quot;_&quot;)" office:value-type="string" office:string-value="metering_in" calcext:value-type="string">
            <text:p>metering_in</text:p>
          </table:table-cell>
          <table:table-cell table:formula="of:=IF(ISNUMBER(FIND(&quot;bus_in_&quot;;[.C35]));COM.MICROSOFT.CONCAT(&quot;bus_in[&quot;; RIGHT([.C35];1); &quot;]&quot;);IF(ISNUMBER(FIND(&quot;bus_out_&quot;;[.C35]));COM.MICROSOFT.CONCAT(&quot;bus_out[&quot;;RIGHT([.C35];1);&quot;]&quot;);[.C35]))" office:value-type="string" office:string-value="metering_in" calcext:value-type="string">
            <text:p>metering_in</text:p>
          </table:table-cell>
          <table:table-cell table:formula="of:=SUBSTITUTE([.D35];&quot;[p]&quot;;&quot;_parity&quot;)" office:value-type="string" office:string-value="metering_in" calcext:value-type="string">
            <text:p>metering_in</text:p>
          </table:table-cell>
          <table:table-cell table:formula="of:=COM.MICROSOFT.CONCAT(&quot;set_property -dict { PACKAGE_PIN &quot;;[.B35];&quot; IOSTANDARD LVCMOS33 } [get_ports { &quot;;[.E35];&quot; }] # &quot;;[.A35])" office:value-type="string" office:string-value="set_property -dict { PACKAGE_PIN J20 IOSTANDARD LVCMOS33 } [get_ports { metering_in }] # Metering In" calcext:value-type="string">
            <text:p>set_property -dict { PACKAGE_PIN J20 IOSTANDARD LVCMOS33 } [get_ports { metering_in }] # Metering In</text:p>
          </table:table-cell>
        </table:table-row>
        <table:table-row table:style-name="ro1">
          <table:table-cell table:formula="of:=[$Pins.B36]" office:value-type="string" office:string-value="Address In" calcext:value-type="string">
            <text:p>Address In</text:p>
          </table:table-cell>
          <table:table-cell table:formula="of:=[$Pins.C36]" office:value-type="string" office:string-value="K19" calcext:value-type="string">
            <text:p>K19</text:p>
          </table:table-cell>
          <table:table-cell table:formula="of:=SUBSTITUTE(LOWER([.A36]);&quot; &quot;; &quot;_&quot;)" office:value-type="string" office:string-value="address_in" calcext:value-type="string">
            <text:p>address_in</text:p>
          </table:table-cell>
          <table:table-cell table:formula="of:=IF(ISNUMBER(FIND(&quot;bus_in_&quot;;[.C36]));COM.MICROSOFT.CONCAT(&quot;bus_in[&quot;; RIGHT([.C36];1); &quot;]&quot;);IF(ISNUMBER(FIND(&quot;bus_out_&quot;;[.C36]));COM.MICROSOFT.CONCAT(&quot;bus_out[&quot;;RIGHT([.C36];1);&quot;]&quot;);[.C36]))" office:value-type="string" office:string-value="address_in" calcext:value-type="string">
            <text:p>address_in</text:p>
          </table:table-cell>
          <table:table-cell table:formula="of:=SUBSTITUTE([.D36];&quot;[p]&quot;;&quot;_parity&quot;)" office:value-type="string" office:string-value="address_in" calcext:value-type="string">
            <text:p>address_in</text:p>
          </table:table-cell>
          <table:table-cell table:formula="of:=COM.MICROSOFT.CONCAT(&quot;set_property -dict { PACKAGE_PIN &quot;;[.B36];&quot; IOSTANDARD LVCMOS33 } [get_ports { &quot;;[.E36];&quot; }] # &quot;;[.A36])" office:value-type="string" office:string-value="set_property -dict { PACKAGE_PIN K19 IOSTANDARD LVCMOS33 } [get_ports { address_in }] # Address In" calcext:value-type="string">
            <text:p>set_property -dict { PACKAGE_PIN K19 IOSTANDARD LVCMOS33 } [get_ports { address_in }] # Address In</text:p>
          </table:table-cell>
        </table:table-row>
        <table:table-row table:style-name="ro1">
          <table:table-cell table:formula="of:=[$Pins.B37]" office:value-type="string" office:string-value="Metering Out" calcext:value-type="string">
            <text:p>Metering Out</text:p>
          </table:table-cell>
          <table:table-cell table:formula="of:=[$Pins.C37]" office:value-type="string" office:string-value="M19" calcext:value-type="string">
            <text:p>M19</text:p>
          </table:table-cell>
          <table:table-cell table:formula="of:=SUBSTITUTE(LOWER([.A37]);&quot; &quot;; &quot;_&quot;)" office:value-type="string" office:string-value="metering_out" calcext:value-type="string">
            <text:p>metering_out</text:p>
          </table:table-cell>
          <table:table-cell table:formula="of:=IF(ISNUMBER(FIND(&quot;bus_in_&quot;;[.C37]));COM.MICROSOFT.CONCAT(&quot;bus_in[&quot;; RIGHT([.C37];1); &quot;]&quot;);IF(ISNUMBER(FIND(&quot;bus_out_&quot;;[.C37]));COM.MICROSOFT.CONCAT(&quot;bus_out[&quot;;RIGHT([.C37];1);&quot;]&quot;);[.C37]))" office:value-type="string" office:string-value="metering_out" calcext:value-type="string">
            <text:p>metering_out</text:p>
          </table:table-cell>
          <table:table-cell table:formula="of:=SUBSTITUTE([.D37];&quot;[p]&quot;;&quot;_parity&quot;)" office:value-type="string" office:string-value="metering_out" calcext:value-type="string">
            <text:p>metering_out</text:p>
          </table:table-cell>
          <table:table-cell table:formula="of:=COM.MICROSOFT.CONCAT(&quot;set_property -dict { PACKAGE_PIN &quot;;[.B37];&quot; IOSTANDARD LVCMOS33 } [get_ports { &quot;;[.E37];&quot; }] # &quot;;[.A37])" office:value-type="string" office:string-value="set_property -dict { PACKAGE_PIN M19 IOSTANDARD LVCMOS33 } [get_ports { metering_out }] # Metering Out" calcext:value-type="string">
            <text:p>set_property -dict { PACKAGE_PIN M19 IOSTANDARD LVCMOS33 } [get_ports { metering_out }] # Metering Out</text:p>
          </table:table-cell>
        </table:table-row>
        <table:table-row table:style-name="ro1">
          <table:table-cell table:formula="of:=[$Pins.B38]" office:value-type="string" office:string-value="Status In" calcext:value-type="string">
            <text:p>Status In</text:p>
          </table:table-cell>
          <table:table-cell table:formula="of:=[$Pins.C38]" office:value-type="string" office:string-value="J19" calcext:value-type="string">
            <text:p>J19</text:p>
          </table:table-cell>
          <table:table-cell table:formula="of:=SUBSTITUTE(LOWER([.A38]);&quot; &quot;; &quot;_&quot;)" office:value-type="string" office:string-value="status_in" calcext:value-type="string">
            <text:p>status_in</text:p>
          </table:table-cell>
          <table:table-cell table:formula="of:=IF(ISNUMBER(FIND(&quot;bus_in_&quot;;[.C38]));COM.MICROSOFT.CONCAT(&quot;bus_in[&quot;; RIGHT([.C38];1); &quot;]&quot;);IF(ISNUMBER(FIND(&quot;bus_out_&quot;;[.C38]));COM.MICROSOFT.CONCAT(&quot;bus_out[&quot;;RIGHT([.C38];1);&quot;]&quot;);[.C38]))" office:value-type="string" office:string-value="status_in" calcext:value-type="string">
            <text:p>status_in</text:p>
          </table:table-cell>
          <table:table-cell table:formula="of:=SUBSTITUTE([.D38];&quot;[p]&quot;;&quot;_parity&quot;)" office:value-type="string" office:string-value="status_in" calcext:value-type="string">
            <text:p>status_in</text:p>
          </table:table-cell>
          <table:table-cell table:formula="of:=COM.MICROSOFT.CONCAT(&quot;set_property -dict { PACKAGE_PIN &quot;;[.B38];&quot; IOSTANDARD LVCMOS33 } [get_ports { &quot;;[.E38];&quot; }] # &quot;;[.A38])" office:value-type="string" office:string-value="set_property -dict { PACKAGE_PIN J19 IOSTANDARD LVCMOS33 } [get_ports { status_in }] # Status In" calcext:value-type="string">
            <text:p>set_property -dict { PACKAGE_PIN J19 IOSTANDARD LVCMOS33 } [get_ports { status_in }] # Status In</text:p>
          </table:table-cell>
        </table:table-row>
        <table:table-row table:style-name="ro1">
          <table:table-cell table:formula="of:=[$Pins.B39]" office:value-type="string" office:string-value="Clock Out" calcext:value-type="string">
            <text:p>Clock Out</text:p>
          </table:table-cell>
          <table:table-cell table:formula="of:=[$Pins.C39]" office:value-type="string" office:string-value="L20" calcext:value-type="string">
            <text:p>L20</text:p>
          </table:table-cell>
          <table:table-cell table:formula="of:=SUBSTITUTE(LOWER([.A39]);&quot; &quot;; &quot;_&quot;)" office:value-type="string" office:string-value="clock_out" calcext:value-type="string">
            <text:p>clock_out</text:p>
          </table:table-cell>
          <table:table-cell table:formula="of:=IF(ISNUMBER(FIND(&quot;bus_in_&quot;;[.C39]));COM.MICROSOFT.CONCAT(&quot;bus_in[&quot;; RIGHT([.C39];1); &quot;]&quot;);IF(ISNUMBER(FIND(&quot;bus_out_&quot;;[.C39]));COM.MICROSOFT.CONCAT(&quot;bus_out[&quot;;RIGHT([.C39];1);&quot;]&quot;);[.C39]))" office:value-type="string" office:string-value="clock_out" calcext:value-type="string">
            <text:p>clock_out</text:p>
          </table:table-cell>
          <table:table-cell table:formula="of:=SUBSTITUTE([.D39];&quot;[p]&quot;;&quot;_parity&quot;)" office:value-type="string" office:string-value="clock_out" calcext:value-type="string">
            <text:p>clock_out</text:p>
          </table:table-cell>
          <table:table-cell table:formula="of:=COM.MICROSOFT.CONCAT(&quot;set_property -dict { PACKAGE_PIN &quot;;[.B39];&quot; IOSTANDARD LVCMOS33 } [get_ports { &quot;;[.E39];&quot; }] # &quot;;[.A39])" office:value-type="string" office:string-value="set_property -dict { PACKAGE_PIN L20 IOSTANDARD LVCMOS33 } [get_ports { clock_out }] # Clock Out" calcext:value-type="string">
            <text:p>set_property -dict { PACKAGE_PIN L20 IOSTANDARD LVCMOS33 } [get_ports { clock_out }] # Clock Out</text:p>
          </table:table-cell>
        </table:table-row>
        <table:table-row table:style-name="ro1">
          <table:table-cell table:formula="of:=[$Pins.B40]" office:value-type="string" office:string-value="Operational In" calcext:value-type="string">
            <text:p>Operational In</text:p>
          </table:table-cell>
          <table:table-cell table:formula="of:=[$Pins.C40]" office:value-type="string" office:string-value="K18" calcext:value-type="string">
            <text:p>K18</text:p>
          </table:table-cell>
          <table:table-cell table:formula="of:=SUBSTITUTE(LOWER([.A40]);&quot; &quot;; &quot;_&quot;)" office:value-type="string" office:string-value="operational_in" calcext:value-type="string">
            <text:p>operational_in</text:p>
          </table:table-cell>
          <table:table-cell table:formula="of:=IF(ISNUMBER(FIND(&quot;bus_in_&quot;;[.C40]));COM.MICROSOFT.CONCAT(&quot;bus_in[&quot;; RIGHT([.C40];1); &quot;]&quot;);IF(ISNUMBER(FIND(&quot;bus_out_&quot;;[.C40]));COM.MICROSOFT.CONCAT(&quot;bus_out[&quot;;RIGHT([.C40];1);&quot;]&quot;);[.C40]))" office:value-type="string" office:string-value="operational_in" calcext:value-type="string">
            <text:p>operational_in</text:p>
          </table:table-cell>
          <table:table-cell table:formula="of:=SUBSTITUTE([.D40];&quot;[p]&quot;;&quot;_parity&quot;)" office:value-type="string" office:string-value="operational_in" calcext:value-type="string">
            <text:p>operational_in</text:p>
          </table:table-cell>
          <table:table-cell table:formula="of:=COM.MICROSOFT.CONCAT(&quot;set_property -dict { PACKAGE_PIN &quot;;[.B40];&quot; IOSTANDARD LVCMOS33 } [get_ports { &quot;;[.E40];&quot; }] # &quot;;[.A40])" office:value-type="string" office:string-value="set_property -dict { PACKAGE_PIN K18 IOSTANDARD LVCMOS33 } [get_ports { operational_in }] # Operational In" calcext:value-type="string">
            <text:p>set_property -dict { PACKAGE_PIN K18 IOSTANDARD LVCMOS33 } [get_ports { operational_in }] # Operational In</text:p>
          </table:table-cell>
        </table:table-row>
        <table:table-row table:style-name="ro1">
          <table:table-cell table:formula="of:=[$Pins.B41]" office:value-type="string" office:string-value="Enable" calcext:value-type="string">
            <text:p>Enable</text:p>
          </table:table-cell>
          <table:table-cell table:formula="of:=[$Pins.C41]" office:value-type="string" office:string-value="U19" calcext:value-type="string">
            <text:p>U19</text:p>
          </table:table-cell>
          <table:table-cell table:formula="of:=SUBSTITUTE(LOWER([.A41]);&quot; &quot;; &quot;_&quot;)" office:value-type="string" office:string-value="enable" calcext:value-type="string">
            <text:p>enable</text:p>
          </table:table-cell>
          <table:table-cell table:formula="of:=IF(ISNUMBER(FIND(&quot;bus_in_&quot;;[.C41]));COM.MICROSOFT.CONCAT(&quot;bus_in[&quot;; RIGHT([.C41];1); &quot;]&quot;);IF(ISNUMBER(FIND(&quot;bus_out_&quot;;[.C41]));COM.MICROSOFT.CONCAT(&quot;bus_out[&quot;;RIGHT([.C41];1);&quot;]&quot;);[.C41]))" office:value-type="string" office:string-value="enable" calcext:value-type="string">
            <text:p>enable</text:p>
          </table:table-cell>
          <table:table-cell table:formula="of:=SUBSTITUTE([.D41];&quot;[p]&quot;;&quot;_parity&quot;)" office:value-type="string" office:string-value="enable" calcext:value-type="string">
            <text:p>enable</text:p>
          </table:table-cell>
          <table:table-cell table:formula="of:=COM.MICROSOFT.CONCAT(&quot;set_property -dict { PACKAGE_PIN &quot;;[.B41];&quot; IOSTANDARD LVCMOS33 } [get_ports { &quot;;[.E41];&quot; }] # &quot;;[.A41])" office:value-type="string" office:string-value="set_property -dict { PACKAGE_PIN U19 IOSTANDARD LVCMOS33 } [get_ports { enable }] # Enable" calcext:value-type="string">
            <text:p>set_property -dict { PACKAGE_PIN U19 IOSTANDARD LVCMOS33 } [get_ports { enable }] # Enable</text:p>
          </table:table-cell>
        </table:table-row>
        <table:table-row table:style-name="ro1">
          <table:table-cell table:formula="of:=[$Pins.B42]" office:value-type="string" office:string-value="GPIO 0" calcext:value-type="string">
            <text:p>GPIO 0</text:p>
          </table:table-cell>
          <table:table-cell table:formula="of:=[$Pins.C42]" office:value-type="string" office:string-value="L17" calcext:value-type="string">
            <text:p>L17</text:p>
          </table:table-cell>
          <table:table-cell table:formula="of:=SUBSTITUTE(LOWER([.A42]);&quot; &quot;; &quot;_&quot;)" office:value-type="string" office:string-value="gpio_0" calcext:value-type="string">
            <text:p>gpio_0</text:p>
          </table:table-cell>
          <table:table-cell table:formula="of:=IF(ISNUMBER(FIND(&quot;bus_in_&quot;;[.C42]));COM.MICROSOFT.CONCAT(&quot;bus_in[&quot;; RIGHT([.C42];1); &quot;]&quot;);IF(ISNUMBER(FIND(&quot;bus_out_&quot;;[.C42]));COM.MICROSOFT.CONCAT(&quot;bus_out[&quot;;RIGHT([.C42];1);&quot;]&quot;);[.C42]))" office:value-type="string" office:string-value="gpio_0" calcext:value-type="string">
            <text:p>gpio_0</text:p>
          </table:table-cell>
          <table:table-cell table:formula="of:=SUBSTITUTE([.D42];&quot;[p]&quot;;&quot;_parity&quot;)" office:value-type="string" office:string-value="gpio_0" calcext:value-type="string">
            <text:p>gpio_0</text:p>
          </table:table-cell>
          <table:table-cell table:formula="of:=COM.MICROSOFT.CONCAT(&quot;set_property -dict { PACKAGE_PIN &quot;;[.B42];&quot; IOSTANDARD LVCMOS33 } [get_ports { &quot;;[.E42];&quot; }] # &quot;;[.A42])" office:value-type="string" office:string-value="set_property -dict { PACKAGE_PIN L17 IOSTANDARD LVCMOS33 } [get_ports { gpio_0 }] # GPIO 0" calcext:value-type="string">
            <text:p>set_property -dict { PACKAGE_PIN L17 IOSTANDARD LVCMOS33 } [get_ports { gpio_0 }] # GPIO 0</text:p>
          </table:table-cell>
        </table:table-row>
        <table:table-row table:style-name="ro1">
          <table:table-cell table:formula="of:=[$Pins.B43]" office:value-type="string" office:string-value="GPIO 1" calcext:value-type="string">
            <text:p>GPIO 1</text:p>
          </table:table-cell>
          <table:table-cell table:formula="of:=[$Pins.C43]" office:value-type="string" office:string-value="M20" calcext:value-type="string">
            <text:p>M20</text:p>
          </table:table-cell>
          <table:table-cell table:formula="of:=SUBSTITUTE(LOWER([.A43]);&quot; &quot;; &quot;_&quot;)" office:value-type="string" office:string-value="gpio_1" calcext:value-type="string">
            <text:p>gpio_1</text:p>
          </table:table-cell>
          <table:table-cell table:formula="of:=IF(ISNUMBER(FIND(&quot;bus_in_&quot;;[.C43]));COM.MICROSOFT.CONCAT(&quot;bus_in[&quot;; RIGHT([.C43];1); &quot;]&quot;);IF(ISNUMBER(FIND(&quot;bus_out_&quot;;[.C43]));COM.MICROSOFT.CONCAT(&quot;bus_out[&quot;;RIGHT([.C43];1);&quot;]&quot;);[.C43]))" office:value-type="string" office:string-value="gpio_1" calcext:value-type="string">
            <text:p>gpio_1</text:p>
          </table:table-cell>
          <table:table-cell table:formula="of:=SUBSTITUTE([.D43];&quot;[p]&quot;;&quot;_parity&quot;)" office:value-type="string" office:string-value="gpio_1" calcext:value-type="string">
            <text:p>gpio_1</text:p>
          </table:table-cell>
          <table:table-cell table:formula="of:=COM.MICROSOFT.CONCAT(&quot;set_property -dict { PACKAGE_PIN &quot;;[.B43];&quot; IOSTANDARD LVCMOS33 } [get_ports { &quot;;[.E43];&quot; }] # &quot;;[.A43])" office:value-type="string" office:string-value="set_property -dict { PACKAGE_PIN M20 IOSTANDARD LVCMOS33 } [get_ports { gpio_1 }] # GPIO 1" calcext:value-type="string">
            <text:p>set_property -dict { PACKAGE_PIN M20 IOSTANDARD LVCMOS33 } [get_ports { gpio_1 }] # GPIO 1</text:p>
          </table:table-cell>
        </table:table-row>
      </table:table>
      <table:named-expressions/>
      <table:database-ranges>
        <table:database-range table:name="__Anonymous_Sheet_DB__1" table:target-range-address="XDC.B1:XDC.C16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DejaVu Sans" fo:font-size="10pt" fo:language="en" fo:country="US" style:font-name-asian="Droid Sans Fallback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scale-to-X="1" style:scale-to-Y="1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11">00/00/0000</text:date>, <text:time style:data-style-name="N2" text:time-value="16:08:06.03786188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8T13:12:30.338308355</meta:creation-date>
    <dc:date>2023-11-11T16:18:30.703510856</dc:date>
    <meta:editing-duration>PT6H31M4S</meta:editing-duration>
    <meta:editing-cycles>21</meta:editing-cycles>
    <meta:generator>LibreOffice/7.5.8.2$Linux_X86_64 LibreOffice_project/50$Build-2</meta:generator>
    <meta:print-date>2023-10-18T15:20:20.562494844</meta:print-date>
    <meta:document-statistic meta:table-count="2" meta:cell-count="470" meta:object-count="0"/>
  </office:meta>
</office:document-meta>
</file>